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0" draw:name="Vector2 absolute timmings" draw:style-name="gr1" draw:text-style-name="P1" svg:width="29.327cm" svg:height="16.944cm" svg:x="21.306cm" svg:y="0.753cm">
            <draw:object draw:notify-on-update-of-ranges="Hoja1.B3:Hoja1.H3 Hoja1.A4:Hoja1.A4 Hoja1.B4:Hoja1.H4 Hoja1.A5:Hoja1.A5 Hoja1.B5:Hoja1.H5 Hoja1.A6:Hoja1.A6 Hoja1.B6:Hoja1.H6 Hoja1.A7:Hoja1.A7 Hoja1.B7:Hoja1.H7 Hoja1.A8:Hoja1.A8 Hoja1.B8:Hoja1.H8 Hoja1.A9:Hoja1.A9 Hoja1.B9:Hoja1.H9 Hoja1.A10:Hoja1.A10 Hoja1.B10:Hoja1.H10 Hoja1.A11:Hoja1.A11 Hoja1.B11:Hoja1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136cm" svg:height="13.576cm" svg:x="23.345cm" svg:y="19.839cm">
            <draw:object draw:notify-on-update-of-ranges="Hoja1.B46:Hoja1.H46 Hoja1.A47:Hoja1.A47 Hoja1.B47:Hoja1.H47 Hoja1.A48:Hoja1.A48 Hoja1.B48:Hoja1.H48 Hoja1.A49:Hoja1.A49 Hoja1.B49:Hoja1.H49 Hoja1.A50:Hoja1.A50 Hoja1.B50:Hoja1.H50 Hoja1.A51:Hoja1.A51 Hoja1.B51:Hoja1.H51 Hoja1.A52:Hoja1.A52 Hoja1.B52:Hoja1.H52 Hoja1.A53:Hoja1.A53 Hoja1.B53:Hoja1.H53 Hoja1.A54:Hoja1.A54 Hoja1.B54:Hoja1.H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055cm" svg:height="14.093cm" svg:x="23.356cm" svg:y="35.75cm">
            <draw:object draw:notify-on-update-of-ranges="Hoja1.A80:Hoja1.A80 Hoja1.B80:Hoja1.H80 Hoja1.A81:Hoja1.A81 Hoja1.B81:Hoja1.H81 Hoja1.A82:Hoja1.A82 Hoja1.B82:Hoja1.H82 Hoja1.A83:Hoja1.A83 Hoja1.B83:Hoja1.H83 Hoja1.A84:Hoja1.A84 Hoja1.B84:Hoja1.H84 Hoja1.A85:Hoja1.A85 Hoja1.B85:Hoja1.H85 Hoja1.A86:Hoja1.A86 Hoja1.B86:Hoja1.H86 Hoja1.A87:Hoja1.A87 Hoja1.B87:Hoja1.H87 Hoja1.A88:Hoja1.A88 Hoja1.B88:Hoja1.H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722cm" svg:height="11.349cm" svg:x="23.396cm" svg:y="52.487cm">
            <draw:object draw:notify-on-update-of-ranges="Hoja1.A117:Hoja1.A117 Hoja1.B117:Hoja1.H117 Hoja1.A118:Hoja1.A118 Hoja1.B118:Hoja1.H118 Hoja1.A119:Hoja1.A119 Hoja1.B119:Hoja1.H119 Hoja1.A120:Hoja1.A120 Hoja1.B120:Hoja1.H120 Hoja1.A121:Hoja1.A121 Hoja1.B121:Hoja1.H121 Hoja1.A122:Hoja1.A122 Hoja1.B122:Hoja1.H122 Hoja1.A123:Hoja1.A123 Hoja1.B123:Hoja1.H123 Hoja1.A124:Hoja1.A124 Hoja1.B124:Hoja1.H124 Hoja1.A125:Hoja1.A125 Hoja1.B125:Hoja1.H1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Absolute timmings (Vector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instantiation</text:p>
          </table:table-cell>
          <table:table-cell office:value-type="string" calcext:value-type="string">
            <text:p>index_read_access</text:p>
          </table:table-cell>
          <table:table-cell office:value-type="string" calcext:value-type="string">
            <text:p>single_swizzle_read_access</text:p>
          </table:table-cell>
          <table:table-cell office:value-type="string" calcext:value-type="string">
            <text:p>mutate_by_index_access</text:p>
          </table:table-cell>
          <table:table-cell office:value-type="string" calcext:value-type="string">
            <text:p>mutate_by_member_acces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</text:p>
          </table:table-cell>
          <table:table-cell/>
        </table:table-row>
        <table:table-row table:style-name="ro1">
          <table:table-cell office:value-type="string" calcext:value-type="string">
            <text:p>py_2.7.1_euclid_slots</text:p>
          </table:table-cell>
          <table:table-cell table:style-name="ce1" office:value-type="float" office:value="0.000000262234860526286" calcext:value-type="float">
            <text:p>2,62E-007</text:p>
          </table:table-cell>
          <table:table-cell table:style-name="ce1" office:value-type="float" office:value="0.000000265016582766302" calcext:value-type="float">
            <text:p>2,65E-007</text:p>
          </table:table-cell>
          <table:table-cell table:style-name="ce1" office:value-type="float" office:value="0.0000000350581733898139" calcext:value-type="float">
            <text:p>3,51E-008</text:p>
          </table:table-cell>
          <table:table-cell table:style-name="ce1" office:value-type="float" office:value="0.000000414279507498755" calcext:value-type="float">
            <text:p>4,14E-007</text:p>
          </table:table-cell>
          <table:table-cell table:style-name="ce1" office:value-type="float" office:value="0.0000000310661706159046" calcext:value-type="float">
            <text:p>3,11E-008</text:p>
          </table:table-cell>
          <table:table-cell table:style-name="ce1" office:value-type="float" office:value="0.000000737257650938027" calcext:value-type="float">
            <text:p>7,37E-007</text:p>
          </table:table-cell>
          <table:table-cell table:style-name="ce1" office:value-type="float" office:value="0.000000624631552506287" calcext:value-type="float">
            <text:p>6,25E-007</text:p>
          </table:table-cell>
          <table:table-cell/>
        </table:table-row>
        <table:table-row table:style-name="ro1">
          <table:table-cell office:value-type="string" calcext:value-type="string">
            <text:p>py_2.7.1_euclid_no_slots</text:p>
          </table:table-cell>
          <table:table-cell table:style-name="ce1" office:value-type="float" office:value="0.00000031225207727767" calcext:value-type="float">
            <text:p>3,12E-007</text:p>
          </table:table-cell>
          <table:table-cell table:style-name="ce1" office:value-type="float" office:value="0.000000271006389728363" calcext:value-type="float">
            <text:p>2,71E-007</text:p>
          </table:table-cell>
          <table:table-cell table:style-name="ce1" office:value-type="float" office:value="0.0000000267145090040941" calcext:value-type="float">
            <text:p>2,67E-008</text:p>
          </table:table-cell>
          <table:table-cell table:style-name="ce1" office:value-type="float" office:value="0.000000426461636090153" calcext:value-type="float">
            <text:p>4,26E-007</text:p>
          </table:table-cell>
          <table:table-cell table:style-name="ce1" office:value-type="float" office:value="0.0000000340642289990285" calcext:value-type="float">
            <text:p>3,41E-008</text:p>
          </table:table-cell>
          <table:table-cell table:style-name="ce1" office:value-type="float" office:value="0.00000289568601693313" calcext:value-type="float">
            <text:p>2,90E-006</text:p>
          </table:table-cell>
          <table:table-cell table:style-name="ce1" office:value-type="float" office:value="0.00000280066186841114" calcext:value-type="float">
            <text:p>2,80E-006</text:p>
          </table:table-cell>
          <table:table-cell/>
        </table:table-row>
        <table:table-row table:style-name="ro1">
          <table:table-cell office:value-type="string" calcext:value-type="string">
            <text:p>py_2.7.1_euclid_swizzle_set</text:p>
          </table:table-cell>
          <table:table-cell table:style-name="ce1" office:value-type="float" office:value="0.000000920507584685083" calcext:value-type="float">
            <text:p>9,21E-007</text:p>
          </table:table-cell>
          <table:table-cell table:style-name="ce1" office:value-type="float" office:value="0.000000265536690910324" calcext:value-type="float">
            <text:p>2,66E-007</text:p>
          </table:table-cell>
          <table:table-cell table:style-name="ce1" office:value-type="float" office:value="0.0000000364953064070903" calcext:value-type="float">
            <text:p>3,65E-008</text:p>
          </table:table-cell>
          <table:table-cell table:style-name="ce1" office:value-type="float" office:value="0.00000110650438651575" calcext:value-type="float">
            <text:p>1,11E-006</text:p>
          </table:table-cell>
          <table:table-cell table:style-name="ce1" office:value-type="float" office:value="0.000000373054552163126" calcext:value-type="float">
            <text:p>3,73E-007</text:p>
          </table:table-cell>
          <table:table-cell table:style-name="ce1" office:value-type="float" office:value="0.00000145371127658154" calcext:value-type="float">
            <text:p>1,45E-006</text:p>
          </table:table-cell>
          <table:table-cell table:style-name="ce1" office:value-type="float" office:value="0.00000130415419478783" calcext:value-type="float">
            <text:p>1,30E-006</text:p>
          </table:table-cell>
          <table:table-cell/>
        </table:table-row>
        <table:table-row table:style-name="ro1">
          <table:table-cell office:value-type="string" calcext:value-type="string">
            <text:p>py_2.7.1_euclid_2020</text:p>
          </table:table-cell>
          <table:table-cell table:style-name="ce1" office:value-type="float" office:value="0.000000262901596500626" calcext:value-type="float">
            <text:p>2,63E-007</text:p>
          </table:table-cell>
          <table:table-cell table:style-name="ce1" office:value-type="float" office:value="0.000000241286310669523" calcext:value-type="float">
            <text:p>2,41E-007</text:p>
          </table:table-cell>
          <table:table-cell table:style-name="ce1" office:value-type="float" office:value="0.0000000281270037384616" calcext:value-type="float">
            <text:p>2,81E-008</text:p>
          </table:table-cell>
          <table:table-cell table:style-name="ce1" office:value-type="float" office:value="0.000000394485952272646" calcext:value-type="float">
            <text:p>3,94E-007</text:p>
          </table:table-cell>
          <table:table-cell table:style-name="ce1" office:value-type="float" office:value="0.0000000310685743508543" calcext:value-type="float">
            <text:p>3,11E-008</text:p>
          </table:table-cell>
          <table:table-cell table:style-name="ce1" office:value-type="float" office:value="0.000000680465507305257" calcext:value-type="float">
            <text:p>6,80E-007</text:p>
          </table:table-cell>
          <table:table-cell table:style-name="ce1" office:value-type="float" office:value="0.00000061957890169748" calcext:value-type="float">
            <text:p>6,20E-007</text:p>
          </table:table-cell>
          <table:table-cell/>
        </table:table-row>
        <table:table-row table:style-name="ro1">
          <table:table-cell office:value-type="string" calcext:value-type="string">
            <text:p>py_3.8.3_euclid_slots</text:p>
          </table:table-cell>
          <table:table-cell table:style-name="ce1" office:value-type="float" office:value="0.000000193602539" calcext:value-type="float">
            <text:p>1,94E-007</text:p>
          </table:table-cell>
          <table:table-cell table:style-name="ce1" office:value-type="float" office:value="0.000000137839061000001" calcext:value-type="float">
            <text:p>1,38E-007</text:p>
          </table:table-cell>
          <table:table-cell table:style-name="ce1" office:value-type="float" office:value="0.0000000294456650000008" calcext:value-type="float">
            <text:p>2,94E-008</text:p>
          </table:table-cell>
          <table:table-cell table:style-name="ce1" office:value-type="float" office:value="0.000000227710834" calcext:value-type="float">
            <text:p>2,28E-007</text:p>
          </table:table-cell>
          <table:table-cell table:style-name="ce1" office:value-type="float" office:value="0.0000000265684019999988" calcext:value-type="float">
            <text:p>2,66E-008</text:p>
          </table:table-cell>
          <table:table-cell table:style-name="ce1" office:value-type="float" office:value="0.000000485785856" calcext:value-type="float">
            <text:p>4,86E-007</text:p>
          </table:table-cell>
          <table:table-cell table:style-name="ce1" office:value-type="float" office:value="0.000000410639919999994" calcext:value-type="float">
            <text:p>4,11E-007</text:p>
          </table:table-cell>
          <table:table-cell/>
        </table:table-row>
        <table:table-row table:style-name="ro1">
          <table:table-cell office:value-type="string" calcext:value-type="string">
            <text:p>py_3.8.3_euclid_no_slots</text:p>
          </table:table-cell>
          <table:table-cell table:style-name="ce1" office:value-type="float" office:value="0.000000194411092000003" calcext:value-type="float">
            <text:p>1,94E-007</text:p>
          </table:table-cell>
          <table:table-cell table:style-name="ce1" office:value-type="float" office:value="0.000000139696842000006" calcext:value-type="float">
            <text:p>1,40E-007</text:p>
          </table:table-cell>
          <table:table-cell table:style-name="ce1" office:value-type="float" office:value="0.0000000299747849999932" calcext:value-type="float">
            <text:p>3,00E-008</text:p>
          </table:table-cell>
          <table:table-cell table:style-name="ce1" office:value-type="float" office:value="0.000000224558646000006" calcext:value-type="float">
            <text:p>2,25E-007</text:p>
          </table:table-cell>
          <table:table-cell table:style-name="ce1" office:value-type="float" office:value="0.0000000262547159999968" calcext:value-type="float">
            <text:p>2,63E-008</text:p>
          </table:table-cell>
          <table:table-cell table:style-name="ce1" office:value-type="float" office:value="0.000000489910652999995" calcext:value-type="float">
            <text:p>4,90E-007</text:p>
          </table:table-cell>
          <table:table-cell table:style-name="ce1" office:value-type="float" office:value="0.00000040964327399999" calcext:value-type="float">
            <text:p>4,10E-007</text:p>
          </table:table-cell>
          <table:table-cell/>
        </table:table-row>
        <table:table-row table:style-name="ro1">
          <table:table-cell office:value-type="string" calcext:value-type="string">
            <text:p>py_3.8.3_euclid_swizzle_set</text:p>
          </table:table-cell>
          <table:table-cell table:style-name="ce3" office:value-type="float" office:value="0.000000590976886999997" calcext:value-type="float">
            <text:p>5,91E-07</text:p>
          </table:table-cell>
          <table:table-cell table:style-name="ce3" office:value-type="float" office:value="0.000000138404839000003" calcext:value-type="float">
            <text:p>1,38E-07</text:p>
          </table:table-cell>
          <table:table-cell table:style-name="ce3" office:value-type="float" office:value="0.0000000293227729999899" calcext:value-type="float">
            <text:p>2,93E-08</text:p>
          </table:table-cell>
          <table:table-cell table:style-name="ce3" office:value-type="float" office:value="0.000000618758871999972" calcext:value-type="float">
            <text:p>6,19E-07</text:p>
          </table:table-cell>
          <table:table-cell table:style-name="ce3" office:value-type="float" office:value="0.000000216492034999987" calcext:value-type="float">
            <text:p>2,16E-07</text:p>
          </table:table-cell>
          <table:table-cell table:style-name="ce3" office:value-type="float" office:value="0.000000873058238999988" calcext:value-type="float">
            <text:p>8,73E-07</text:p>
          </table:table-cell>
          <table:table-cell table:style-name="ce3" office:value-type="float" office:value="0.000000805265905999988" calcext:value-type="float">
            <text:p>8,05E-07</text:p>
          </table:table-cell>
          <table:table-cell/>
        </table:table-row>
        <table:table-row table:style-name="ro1">
          <table:table-cell office:value-type="string" calcext:value-type="string">
            <text:p>py_3.8.3_euclid_2020</text:p>
          </table:table-cell>
          <table:table-cell table:style-name="ce3" office:value-type="float" office:value="0.000000195597031999995" calcext:value-type="float">
            <text:p>1,96E-07</text:p>
          </table:table-cell>
          <table:table-cell table:style-name="ce3" office:value-type="float" office:value="0.000000120213727000021" calcext:value-type="float">
            <text:p>1,20E-07</text:p>
          </table:table-cell>
          <table:table-cell table:style-name="ce3" office:value-type="float" office:value="0.0000000228191879999997" calcext:value-type="float">
            <text:p>2,28E-08</text:p>
          </table:table-cell>
          <table:table-cell table:style-name="ce3" office:value-type="float" office:value="0.000000207855142" calcext:value-type="float">
            <text:p>2,08E-07</text:p>
          </table:table-cell>
          <table:table-cell table:style-name="ce3" office:value-type="float" office:value="0.0000000265641960000096" calcext:value-type="float">
            <text:p>2,66E-08</text:p>
          </table:table-cell>
          <table:table-cell table:style-name="ce3" office:value-type="float" office:value="0.000000420672479000018" calcext:value-type="float">
            <text:p>4,21E-07</text:p>
          </table:table-cell>
          <table:table-cell table:style-name="ce3" office:value-type="float" office:value="0.00000039873335599998" calcext:value-type="float">
            <text:p>3,99E-07</text:p>
          </table:table-cell>
          <table:table-cell/>
        </table:table-row>
        <table:table-row table:style-name="ro1" table:number-rows-repeated="32">
          <table:table-cell table:number-columns-repeated="9"/>
        </table:table-row>
        <table:table-row table:style-name="ro1">
          <table:table-cell office:value-type="string" calcext:value-type="string">
            <text:p>Timmings relative to py2.7.1_euclid_slots(Vecto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[.A3]" office:value-type="string" office:string-value="testbed" calcext:value-type="string">
            <text:p>testbed</text:p>
          </table:table-cell>
          <table:table-cell table:formula="of:=[.B3]" office:value-type="string" office:string-value="instantiation" calcext:value-type="string">
            <text:p>instantiation</text:p>
          </table:table-cell>
          <table:table-cell table:formula="of:=[.C3]" office:value-type="string" office:string-value="index_read_access" calcext:value-type="string">
            <text:p>index_read_access</text:p>
          </table:table-cell>
          <table:table-cell table:formula="of:=[.D3]" office:value-type="string" office:string-value="single_swizzle_read_access" calcext:value-type="string">
            <text:p>single_swizzle_read_access</text:p>
          </table:table-cell>
          <table:table-cell table:formula="of:=[.E3]" office:value-type="string" office:string-value="mutate_by_index_access" calcext:value-type="string">
            <text:p>mutate_by_index_access</text:p>
          </table:table-cell>
          <table:table-cell table:formula="of:=[.F3]" office:value-type="string" office:string-value="mutate_by_member_access" calcext:value-type="string">
            <text:p>mutate_by_member_access</text:p>
          </table:table-cell>
          <table:table-cell table:formula="of:=[.G3]" office:value-type="string" office:string-value="add" calcext:value-type="string">
            <text:p>add</text:p>
          </table:table-cell>
          <table:table-cell table:formula="of:=[.H3]" office:value-type="string" office:string-value="mul" calcext:value-type="string">
            <text:p>mul</text:p>
          </table:table-cell>
          <table:table-cell/>
        </table:table-row>
        <table:table-row table:style-name="ro1">
          <table:table-cell table:formula="of:=[.A4]" office:value-type="string" office:string-value="py_2.7.1_euclid_slots" calcext:value-type="string">
            <text:p>py_2.7.1_euclid_slots</text:p>
          </table:table-cell>
          <table:table-cell table:formula="of:=[.B4] / [.$B$4]" office:value-type="float" office:value="1" calcext:value-type="float">
            <text:p>1</text:p>
          </table:table-cell>
          <table:table-cell table:formula="of:=[.C4] / [.C$4]" office:value-type="float" office:value="1" calcext:value-type="float">
            <text:p>1</text:p>
          </table:table-cell>
          <table:table-cell table:formula="of:=[.D4] / [.D$4]" office:value-type="float" office:value="1" calcext:value-type="float">
            <text:p>1</text:p>
          </table:table-cell>
          <table:table-cell table:formula="of:=[.E4] / [.E$4]" office:value-type="float" office:value="1" calcext:value-type="float">
            <text:p>1</text:p>
          </table:table-cell>
          <table:table-cell table:formula="of:=[.F4] / [.F$4]" office:value-type="float" office:value="1" calcext:value-type="float">
            <text:p>1</text:p>
          </table:table-cell>
          <table:table-cell table:formula="of:=[.G4] / [.G$4]" office:value-type="float" office:value="1" calcext:value-type="float">
            <text:p>1</text:p>
          </table:table-cell>
          <table:table-cell table:formula="of:=[.H4] / [.H$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]" office:value-type="string" office:string-value="py_2.7.1_euclid_no_slots" calcext:value-type="string">
            <text:p>py_2.7.1_euclid_no_slots</text:p>
          </table:table-cell>
          <table:table-cell table:formula="of:=[.B5] / [.$B$4]" office:value-type="float" office:value="1.19073443039191" calcext:value-type="float">
            <text:p>1,19</text:p>
          </table:table-cell>
          <table:table-cell table:formula="of:=[.C5] / [.C$4]" office:value-type="float" office:value="1.02260163080943" calcext:value-type="float">
            <text:p>1,02</text:p>
          </table:table-cell>
          <table:table-cell table:formula="of:=[.D5] / [.D$4]" office:value-type="float" office:value="0.762005159454656" calcext:value-type="float">
            <text:p>0,76</text:p>
          </table:table-cell>
          <table:table-cell table:formula="of:=[.E5] / [.E$4]" office:value-type="float" office:value="1.02940557853066" calcext:value-type="float">
            <text:p>1,03</text:p>
          </table:table-cell>
          <table:table-cell table:formula="of:=[.F5] / [.F$4]" office:value-type="float" office:value="1.0965055661411" calcext:value-type="float">
            <text:p>1,1</text:p>
          </table:table-cell>
          <table:table-cell table:formula="of:=[.G5] / [.G$4]" office:value-type="float" office:value="3.92764458022089" calcext:value-type="float">
            <text:p>3,93</text:p>
          </table:table-cell>
          <table:table-cell table:formula="of:=[.H5] / [.H$4]" office:value-type="float" office:value="4.48370220360098" calcext:value-type="float">
            <text:p>4,48</text:p>
          </table:table-cell>
          <table:table-cell/>
        </table:table-row>
        <table:table-row table:style-name="ro1">
          <table:table-cell table:formula="of:=[.A6]" office:value-type="string" office:string-value="py_2.7.1_euclid_swizzle_set" calcext:value-type="string">
            <text:p>py_2.7.1_euclid_swizzle_set</text:p>
          </table:table-cell>
          <table:table-cell table:formula="of:=[.B6] / [.$B$4]" office:value-type="float" office:value="3.51024109776134" calcext:value-type="float">
            <text:p>3,51</text:p>
          </table:table-cell>
          <table:table-cell table:formula="of:=[.C6] / [.C$4]" office:value-type="float" office:value="1.00196254943216" calcext:value-type="float">
            <text:p>1</text:p>
          </table:table-cell>
          <table:table-cell table:formula="of:=[.D6] / [.D$4]" office:value-type="float" office:value="1.04099280933142" calcext:value-type="float">
            <text:p>1,04</text:p>
          </table:table-cell>
          <table:table-cell table:formula="of:=[.E6] / [.E$4]" office:value-type="float" office:value="2.67091267245237" calcext:value-type="float">
            <text:p>2,67</text:p>
          </table:table-cell>
          <table:table-cell table:formula="of:=[.F6] / [.F$4]" office:value-type="float" office:value="12.0083854806404" calcext:value-type="float">
            <text:p>12,01</text:p>
          </table:table-cell>
          <table:table-cell table:formula="of:=[.G6] / [.G$4]" office:value-type="float" office:value="1.97178187941754" calcext:value-type="float">
            <text:p>1,97</text:p>
          </table:table-cell>
          <table:table-cell table:formula="of:=[.H6] / [.H$4]" office:value-type="float" office:value="2.08787754886062" calcext:value-type="float">
            <text:p>2,09</text:p>
          </table:table-cell>
          <table:table-cell/>
        </table:table-row>
        <table:table-row table:style-name="ro1">
          <table:table-cell table:formula="of:=[.A7]" office:value-type="string" office:string-value="py_2.7.1_euclid_2020" calcext:value-type="string">
            <text:p>py_2.7.1_euclid_2020</text:p>
          </table:table-cell>
          <table:table-cell table:formula="of:=[.B7] / [.$B$4]" office:value-type="float" office:value="1.0025425146489" calcext:value-type="float">
            <text:p>1</text:p>
          </table:table-cell>
          <table:table-cell table:formula="of:=[.C7] / [.C$4]" office:value-type="float" office:value="0.910457406668378" calcext:value-type="float">
            <text:p>0,91</text:p>
          </table:table-cell>
          <table:table-cell table:formula="of:=[.D7] / [.D$4]" office:value-type="float" office:value="0.802295185938976" calcext:value-type="float">
            <text:p>0,8</text:p>
          </table:table-cell>
          <table:table-cell table:formula="of:=[.E7] / [.E$4]" office:value-type="float" office:value="0.95222173709336" calcext:value-type="float">
            <text:p>0,95</text:p>
          </table:table-cell>
          <table:table-cell table:formula="of:=[.F7] / [.F$4]" office:value-type="float" office:value="1.00007737467805" calcext:value-type="float">
            <text:p>1</text:p>
          </table:table-cell>
          <table:table-cell table:formula="of:=[.G7] / [.G$4]" office:value-type="float" office:value="0.922968390276436" calcext:value-type="float">
            <text:p>0,92</text:p>
          </table:table-cell>
          <table:table-cell table:formula="of:=[.H7] / [.H$4]" office:value-type="float" office:value="0.991910990105233" calcext:value-type="float">
            <text:p>0,99</text:p>
          </table:table-cell>
          <table:table-cell/>
        </table:table-row>
        <table:table-row table:style-name="ro1">
          <table:table-cell table:formula="of:=[.A8]" office:value-type="string" office:string-value="py_3.8.3_euclid_slots" calcext:value-type="string">
            <text:p>py_3.8.3_euclid_slots</text:p>
          </table:table-cell>
          <table:table-cell table:formula="of:=[.B8] / [.$B$4]" office:value-type="float" office:value="0.738279184588403" calcext:value-type="float">
            <text:p>0,74</text:p>
          </table:table-cell>
          <table:table-cell table:formula="of:=[.C8] / [.C$4]" office:value-type="float" office:value="0.520114853045067" calcext:value-type="float">
            <text:p>0,52</text:p>
          </table:table-cell>
          <table:table-cell table:formula="of:=[.D8] / [.D$4]" office:value-type="float" office:value="0.839908704671881" calcext:value-type="float">
            <text:p>0,84</text:p>
          </table:table-cell>
          <table:table-cell table:formula="of:=[.E8] / [.E$4]" office:value-type="float" office:value="0.549655075566788" calcext:value-type="float">
            <text:p>0,55</text:p>
          </table:table-cell>
          <table:table-cell table:formula="of:=[.F8] / [.F$4]" office:value-type="float" office:value="0.855219728510629" calcext:value-type="float">
            <text:p>0,86</text:p>
          </table:table-cell>
          <table:table-cell table:formula="of:=[.G8] / [.G$4]" office:value-type="float" office:value="0.658909209530651" calcext:value-type="float">
            <text:p>0,66</text:p>
          </table:table-cell>
          <table:table-cell table:formula="of:=[.H8] / [.H$4]" office:value-type="float" office:value="0.65741142654791" calcext:value-type="float">
            <text:p>0,66</text:p>
          </table:table-cell>
          <table:table-cell/>
        </table:table-row>
        <table:table-row table:style-name="ro1">
          <table:table-cell table:formula="of:=[.A9]" office:value-type="string" office:string-value="py_3.8.3_euclid_no_slots" calcext:value-type="string">
            <text:p>py_3.8.3_euclid_no_slots</text:p>
          </table:table-cell>
          <table:table-cell table:formula="of:=[.B9] / [.$B$4]" office:value-type="float" office:value="0.74136250081257" calcext:value-type="float">
            <text:p>0,74</text:p>
          </table:table-cell>
          <table:table-cell table:formula="of:=[.C9] / [.C$4]" office:value-type="float" office:value="0.527124908720123" calcext:value-type="float">
            <text:p>0,53</text:p>
          </table:table-cell>
          <table:table-cell table:formula="of:=[.D9] / [.D$4]" office:value-type="float" office:value="0.85500133354644" calcext:value-type="float">
            <text:p>0,86</text:p>
          </table:table-cell>
          <table:table-cell table:formula="of:=[.E9] / [.E$4]" office:value-type="float" office:value="0.542046231916699" calcext:value-type="float">
            <text:p>0,54</text:p>
          </table:table-cell>
          <table:table-cell table:formula="of:=[.F9] / [.F$4]" office:value-type="float" office:value="0.845122378441953" calcext:value-type="float">
            <text:p>0,85</text:p>
          </table:table-cell>
          <table:table-cell table:formula="of:=[.G9] / [.G$4]" office:value-type="float" office:value="0.664503993111055" calcext:value-type="float">
            <text:p>0,66</text:p>
          </table:table-cell>
          <table:table-cell table:formula="of:=[.H9] / [.H$4]" office:value-type="float" office:value="0.65581585233139" calcext:value-type="float">
            <text:p>0,66</text:p>
          </table:table-cell>
          <table:table-cell/>
        </table:table-row>
        <table:table-row table:style-name="ro1">
          <table:table-cell table:formula="of:=[.A10]" office:value-type="string" office:string-value="py_3.8.3_euclid_swizzle_set" calcext:value-type="string">
            <text:p>py_3.8.3_euclid_swizzle_set</text:p>
          </table:table-cell>
          <table:table-cell table:formula="of:=[.B10] / [.$B$4]" office:value-type="float" office:value="2.2536167991317" calcext:value-type="float">
            <text:p>2,25</text:p>
          </table:table-cell>
          <table:table-cell table:formula="of:=[.C10] / [.C$4]" office:value-type="float" office:value="0.522249730772703" calcext:value-type="float">
            <text:p>0,52</text:p>
          </table:table-cell>
          <table:table-cell table:formula="of:=[.D10] / [.D$4]" office:value-type="float" office:value="0.83640333094221" calcext:value-type="float">
            <text:p>0,84</text:p>
          </table:table-cell>
          <table:table-cell table:formula="of:=[.E10] / [.E$4]" office:value-type="float" office:value="1.49357827457066" calcext:value-type="float">
            <text:p>1,49</text:p>
          </table:table-cell>
          <table:table-cell table:formula="of:=[.F10] / [.F$4]" office:value-type="float" office:value="6.96873900799193" calcext:value-type="float">
            <text:p>6,97</text:p>
          </table:table-cell>
          <table:table-cell table:formula="of:=[.G10] / [.G$4]" office:value-type="float" office:value="1.18419691933909" calcext:value-type="float">
            <text:p>1,18</text:p>
          </table:table-cell>
          <table:table-cell table:formula="of:=[.H10] / [.H$4]" office:value-type="float" office:value="1.28918544503383" calcext:value-type="float">
            <text:p>1,29</text:p>
          </table:table-cell>
          <table:table-cell/>
        </table:table-row>
        <table:table-row table:style-name="ro1">
          <table:table-cell table:formula="of:=[.A11]" office:value-type="string" office:string-value="py_3.8.3_euclid_2020" calcext:value-type="string">
            <text:p>py_3.8.3_euclid_2020</text:p>
          </table:table-cell>
          <table:table-cell table:formula="of:=[.B11] / [.$B$4]" office:value-type="float" office:value="0.745884935387485" calcext:value-type="float">
            <text:p>0,75</text:p>
          </table:table-cell>
          <table:table-cell table:formula="of:=[.C11] / [.C$4]" office:value-type="float" office:value="0.453608320450001" calcext:value-type="float">
            <text:p>0,45</text:p>
          </table:table-cell>
          <table:table-cell table:formula="of:=[.D11] / [.D$4]" office:value-type="float" office:value="0.650894949553469" calcext:value-type="float">
            <text:p>0,65</text:p>
          </table:table-cell>
          <table:table-cell table:formula="of:=[.E11] / [.E$4]" office:value-type="float" office:value="0.501726825096761" calcext:value-type="float">
            <text:p>0,5</text:p>
          </table:table-cell>
          <table:table-cell table:formula="of:=[.F11] / [.F$4]" office:value-type="float" office:value="0.855084340083094" calcext:value-type="float">
            <text:p>0,86</text:p>
          </table:table-cell>
          <table:table-cell table:formula="of:=[.G11] / [.G$4]" office:value-type="float" office:value="0.570590862590288" calcext:value-type="float">
            <text:p>0,57</text:p>
          </table:table-cell>
          <table:table-cell table:formula="of:=[.H11] / [.H$4]" office:value-type="float" office:value="0.638349686947597" calcext:value-type="float">
            <text:p>0,64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Absolute timmings (Vector3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instantiation</text:p>
          </table:table-cell>
          <table:table-cell office:value-type="string" calcext:value-type="string">
            <text:p>index_read_access</text:p>
          </table:table-cell>
          <table:table-cell office:value-type="string" calcext:value-type="string">
            <text:p>single_swizzle_read_access</text:p>
          </table:table-cell>
          <table:table-cell office:value-type="string" calcext:value-type="string">
            <text:p>mutate_by_index_access</text:p>
          </table:table-cell>
          <table:table-cell office:value-type="string" calcext:value-type="string">
            <text:p>mutate_by_member_acces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</text:p>
          </table:table-cell>
          <table:table-cell/>
        </table:table-row>
        <table:table-row table:style-name="ro1">
          <table:table-cell office:value-type="string" calcext:value-type="string">
            <text:p>py_2.7.1_euclid_slots</text:p>
          </table:table-cell>
          <table:table-cell table:style-name="ce1" office:value-type="float" office:value="0.000000305168254929744" calcext:value-type="float">
            <text:p>3,05E-007</text:p>
          </table:table-cell>
          <table:table-cell table:style-name="ce1" office:value-type="float" office:value="0.000000300078361523051" calcext:value-type="float">
            <text:p>3,00E-007</text:p>
          </table:table-cell>
          <table:table-cell table:style-name="ce1" office:value-type="float" office:value="0.0000000372367467468537" calcext:value-type="float">
            <text:p>3,72E-008</text:p>
          </table:table-cell>
          <table:table-cell table:style-name="ce1" office:value-type="float" office:value="0.000000461182201357864" calcext:value-type="float">
            <text:p>4,61E-007</text:p>
          </table:table-cell>
          <table:table-cell table:style-name="ce1" office:value-type="float" office:value="0.0000000321318300420304" calcext:value-type="float">
            <text:p>3,21E-008</text:p>
          </table:table-cell>
          <table:table-cell table:style-name="ce1" office:value-type="float" office:value="0.00000085779126269018" calcext:value-type="float">
            <text:p>8,58E-007</text:p>
          </table:table-cell>
          <table:table-cell table:style-name="ce1" office:value-type="float" office:value="0.000000858602520789242" calcext:value-type="float">
            <text:p>8,59E-007</text:p>
          </table:table-cell>
          <table:table-cell/>
        </table:table-row>
        <table:table-row table:style-name="ro1">
          <table:table-cell office:value-type="string" calcext:value-type="string">
            <text:p>py_2.7.1_euclid_no_slots</text:p>
          </table:table-cell>
          <table:table-cell table:style-name="ce1" office:value-type="float" office:value="0.000000360000288447324" calcext:value-type="float">
            <text:p>3,60E-007</text:p>
          </table:table-cell>
          <table:table-cell table:style-name="ce1" office:value-type="float" office:value="0.000000294715044090381" calcext:value-type="float">
            <text:p>2,95E-007</text:p>
          </table:table-cell>
          <table:table-cell table:style-name="ce1" office:value-type="float" office:value="0.0000000270449412949603" calcext:value-type="float">
            <text:p>2,70E-008</text:p>
          </table:table-cell>
          <table:table-cell table:style-name="ce1" office:value-type="float" office:value="0.000000472852299345821" calcext:value-type="float">
            <text:p>4,73E-007</text:p>
          </table:table-cell>
          <table:table-cell table:style-name="ce1" office:value-type="float" office:value="0.0000000352506667339725" calcext:value-type="float">
            <text:p>3,53E-008</text:p>
          </table:table-cell>
          <table:table-cell table:style-name="ce1" office:value-type="float" office:value="0.00000307384792335956" calcext:value-type="float">
            <text:p>3,07E-006</text:p>
          </table:table-cell>
          <table:table-cell table:style-name="ce1" office:value-type="float" office:value="0.00000316096802921972" calcext:value-type="float">
            <text:p>3,16E-006</text:p>
          </table:table-cell>
          <table:table-cell/>
        </table:table-row>
        <table:table-row table:style-name="ro1">
          <table:table-cell office:value-type="string" calcext:value-type="string">
            <text:p>py_2.7.1_euclid_swizzle_set</text:p>
          </table:table-cell>
          <table:table-cell table:style-name="ce1" office:value-type="float" office:value="0.00000134594629351199" calcext:value-type="float">
            <text:p>1,35E-006</text:p>
          </table:table-cell>
          <table:table-cell table:style-name="ce1" office:value-type="float" office:value="0.00000029670412876289" calcext:value-type="float">
            <text:p>2,97E-007</text:p>
          </table:table-cell>
          <table:table-cell table:style-name="ce1" office:value-type="float" office:value="0.0000000355150767810741" calcext:value-type="float">
            <text:p>3,55E-008</text:p>
          </table:table-cell>
          <table:table-cell table:style-name="ce1" office:value-type="float" office:value="0.00000153158317919431" calcext:value-type="float">
            <text:p>1,53E-006</text:p>
          </table:table-cell>
          <table:table-cell table:style-name="ce1" office:value-type="float" office:value="0.000000384966005281022" calcext:value-type="float">
            <text:p>3,85E-007</text:p>
          </table:table-cell>
          <table:table-cell table:style-name="ce1" office:value-type="float" office:value="0.00000190438632230865" calcext:value-type="float">
            <text:p>1,90E-006</text:p>
          </table:table-cell>
          <table:table-cell table:style-name="ce1" office:value-type="float" office:value="0.00000192662681286137" calcext:value-type="float">
            <text:p>1,93E-006</text:p>
          </table:table-cell>
          <table:table-cell/>
        </table:table-row>
        <table:table-row table:style-name="ro1">
          <table:table-cell office:value-type="string" calcext:value-type="string">
            <text:p>py_2.7.1_euclid_2020</text:p>
          </table:table-cell>
          <table:table-cell table:style-name="ce1" office:value-type="float" office:value="0.0000003099997476086" calcext:value-type="float">
            <text:p>3,10E-007</text:p>
          </table:table-cell>
          <table:table-cell table:style-name="ce1" office:value-type="float" office:value="0.000000272384413748909" calcext:value-type="float">
            <text:p>2,72E-007</text:p>
          </table:table-cell>
          <table:table-cell table:style-name="ce1" office:value-type="float" office:value="0.0000000278531947343907" calcext:value-type="float">
            <text:p>2,79E-008</text:p>
          </table:table-cell>
          <table:table-cell table:style-name="ce1" office:value-type="float" office:value="0.000000443875361911239" calcext:value-type="float">
            <text:p>4,44E-007</text:p>
          </table:table-cell>
          <table:table-cell table:style-name="ce1" office:value-type="float" office:value="0.0000000314738095838862" calcext:value-type="float">
            <text:p>3,15E-008</text:p>
          </table:table-cell>
          <table:table-cell table:style-name="ce1" office:value-type="float" office:value="0.000000776172688605428" calcext:value-type="float">
            <text:p>7,76E-007</text:p>
          </table:table-cell>
          <table:table-cell table:style-name="ce1" office:value-type="float" office:value="0.00000082693340832968" calcext:value-type="float">
            <text:p>8,27E-007</text:p>
          </table:table-cell>
          <table:table-cell/>
        </table:table-row>
        <table:table-row table:style-name="ro1">
          <table:table-cell office:value-type="string" calcext:value-type="string">
            <text:p>py_3.8.3_euclid_slots</text:p>
          </table:table-cell>
          <table:table-cell table:style-name="ce1" office:value-type="float" office:value="0.00000022241993" calcext:value-type="float">
            <text:p>2,22E-007</text:p>
          </table:table-cell>
          <table:table-cell table:style-name="ce1" office:value-type="float" office:value="0.00000016907821" calcext:value-type="float">
            <text:p>1,69E-007</text:p>
          </table:table-cell>
          <table:table-cell table:style-name="ce1" office:value-type="float" office:value="0.0000000288507400000015" calcext:value-type="float">
            <text:p>2,89E-008</text:p>
          </table:table-cell>
          <table:table-cell table:style-name="ce1" office:value-type="float" office:value="0.000000271278699999997" calcext:value-type="float">
            <text:p>2,71E-007</text:p>
          </table:table-cell>
          <table:table-cell table:style-name="ce1" office:value-type="float" office:value="0.0000000262547200000007" calcext:value-type="float">
            <text:p>2,63E-008</text:p>
          </table:table-cell>
          <table:table-cell table:style-name="ce1" office:value-type="float" office:value="0.000000557637780000002" calcext:value-type="float">
            <text:p>5,58E-007</text:p>
          </table:table-cell>
          <table:table-cell table:style-name="ce1" office:value-type="float" office:value="0.000000544474370000003" calcext:value-type="float">
            <text:p>5,44E-007</text:p>
          </table:table-cell>
          <table:table-cell/>
        </table:table-row>
        <table:table-row table:style-name="ro1">
          <table:table-cell office:value-type="string" calcext:value-type="string">
            <text:p>py_3.8.3_euclid_no_slots</text:p>
          </table:table-cell>
          <table:table-cell table:style-name="ce1" office:value-type="float" office:value="0.000000223507610000002" calcext:value-type="float">
            <text:p>2,24E-007</text:p>
          </table:table-cell>
          <table:table-cell table:style-name="ce1" office:value-type="float" office:value="0.000000161945140000004" calcext:value-type="float">
            <text:p>1,62E-007</text:p>
          </table:table-cell>
          <table:table-cell table:style-name="ce1" office:value-type="float" office:value="0.0000000310862099999998" calcext:value-type="float">
            <text:p>3,11E-008</text:p>
          </table:table-cell>
          <table:table-cell table:style-name="ce1" office:value-type="float" office:value="0.000000269971669999993" calcext:value-type="float">
            <text:p>2,70E-007</text:p>
          </table:table-cell>
          <table:table-cell table:style-name="ce1" office:value-type="float" office:value="0.0000000256387599999996" calcext:value-type="float">
            <text:p>2,56E-008</text:p>
          </table:table-cell>
          <table:table-cell table:style-name="ce1" office:value-type="float" office:value="0.000000552869390000001" calcext:value-type="float">
            <text:p>5,53E-007</text:p>
          </table:table-cell>
          <table:table-cell table:style-name="ce1" office:value-type="float" office:value="0.00000056416089999999" calcext:value-type="float">
            <text:p>5,64E-007</text:p>
          </table:table-cell>
          <table:table-cell/>
        </table:table-row>
        <table:table-row table:style-name="ro1">
          <table:table-cell office:value-type="string" calcext:value-type="string">
            <text:p>py_3.8.3_euclid_swizzle_set</text:p>
          </table:table-cell>
          <table:table-cell table:style-name="ce3" office:value-type="float" office:value="0.000000776205739999991" calcext:value-type="float">
            <text:p>7,76E-07</text:p>
          </table:table-cell>
          <table:table-cell table:style-name="ce3" office:value-type="float" office:value="0.000000166028480000016" calcext:value-type="float">
            <text:p>1,66E-07</text:p>
          </table:table-cell>
          <table:table-cell table:style-name="ce3" office:value-type="float" office:value="0.0000000285592899999898" calcext:value-type="float">
            <text:p>2,86E-08</text:p>
          </table:table-cell>
          <table:table-cell table:style-name="ce3" office:value-type="float" office:value="0.000000835283360000005" calcext:value-type="float">
            <text:p>8,35E-07</text:p>
          </table:table-cell>
          <table:table-cell table:style-name="ce3" office:value-type="float" office:value="0.000000213919740000001" calcext:value-type="float">
            <text:p>2,14E-07</text:p>
          </table:table-cell>
          <table:table-cell table:style-name="ce3" office:value-type="float" office:value="0.00000111841243000001" calcext:value-type="float">
            <text:p>1,12E-06</text:p>
          </table:table-cell>
          <table:table-cell table:style-name="ce3" office:value-type="float" office:value="0.00000108953464999999" calcext:value-type="float">
            <text:p>1,09E-06</text:p>
          </table:table-cell>
          <table:table-cell/>
        </table:table-row>
        <table:table-row table:style-name="ro1">
          <table:table-cell office:value-type="string" calcext:value-type="string">
            <text:p>py_3.8.3_euclid_2020</text:p>
          </table:table-cell>
          <table:table-cell table:style-name="ce3" office:value-type="float" office:value="0.000000220953659999985" calcext:value-type="float">
            <text:p>2,21E-07</text:p>
          </table:table-cell>
          <table:table-cell table:style-name="ce3" office:value-type="float" office:value="0.00000013963554" calcext:value-type="float">
            <text:p>1,40E-07</text:p>
          </table:table-cell>
          <table:table-cell table:style-name="ce3" office:value-type="float" office:value="0.0000000222344799999874" calcext:value-type="float">
            <text:p>2,22E-08</text:p>
          </table:table-cell>
          <table:table-cell table:style-name="ce3" office:value-type="float" office:value="0.000000246099649999998" calcext:value-type="float">
            <text:p>2,46E-07</text:p>
          </table:table-cell>
          <table:table-cell table:style-name="ce3" office:value-type="float" office:value="0.0000000260293600000239" calcext:value-type="float">
            <text:p>2,60E-08</text:p>
          </table:table-cell>
          <table:table-cell table:style-name="ce3" office:value-type="float" office:value="0.00000050138153999999" calcext:value-type="float">
            <text:p>5,01E-07</text:p>
          </table:table-cell>
          <table:table-cell table:style-name="ce3" office:value-type="float" office:value="0.000000512486760000002" calcext:value-type="float">
            <text:p>5,12E-07</text:p>
          </table:table-cell>
          <table:table-cell/>
        </table:table-row>
        <table:table-row table:style-name="ro1" table:number-rows-repeated="27">
          <table:table-cell table:number-columns-repeated="9"/>
        </table:table-row>
        <table:table-row table:style-name="ro1">
          <table:table-cell office:value-type="string" calcext:value-type="string">
            <text:p>Relative Timmings Vector3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instantiation</text:p>
          </table:table-cell>
          <table:table-cell office:value-type="string" calcext:value-type="string">
            <text:p>index_read_access</text:p>
          </table:table-cell>
          <table:table-cell office:value-type="string" calcext:value-type="string">
            <text:p>single_swizzle_read_access</text:p>
          </table:table-cell>
          <table:table-cell office:value-type="string" calcext:value-type="string">
            <text:p>mutate_by_index_access</text:p>
          </table:table-cell>
          <table:table-cell office:value-type="string" calcext:value-type="string">
            <text:p>mutate_by_member_acces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</text:p>
          </table:table-cell>
          <table:table-cell/>
        </table:table-row>
        <table:table-row table:style-name="ro1">
          <table:table-cell table:formula="of:=[.A81]" office:value-type="string" office:string-value="py_2.7.1_euclid_slots" calcext:value-type="string">
            <text:p>py_2.7.1_euclid_slots</text:p>
          </table:table-cell>
          <table:table-cell table:formula="of:=[.B81]/[.B$81]" office:value-type="float" office:value="1" calcext:value-type="float">
            <text:p>1</text:p>
          </table:table-cell>
          <table:table-cell table:formula="of:=[.C81]/[.C$81]" office:value-type="float" office:value="1" calcext:value-type="float">
            <text:p>1</text:p>
          </table:table-cell>
          <table:table-cell table:formula="of:=[.D81]/[.D$81]" office:value-type="float" office:value="1" calcext:value-type="float">
            <text:p>1</text:p>
          </table:table-cell>
          <table:table-cell table:formula="of:=[.E81]/[.E$81]" office:value-type="float" office:value="1" calcext:value-type="float">
            <text:p>1</text:p>
          </table:table-cell>
          <table:table-cell table:formula="of:=[.F81]/[.F$81]" office:value-type="float" office:value="1" calcext:value-type="float">
            <text:p>1</text:p>
          </table:table-cell>
          <table:table-cell table:formula="of:=[.G81]/[.G$81]" office:value-type="float" office:value="1" calcext:value-type="float">
            <text:p>1</text:p>
          </table:table-cell>
          <table:table-cell table:formula="of:=[.H81]/[.H$8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2]" office:value-type="string" office:string-value="py_2.7.1_euclid_no_slots" calcext:value-type="string">
            <text:p>py_2.7.1_euclid_no_slots</text:p>
          </table:table-cell>
          <table:table-cell table:formula="of:=[.B82]/[.B$81]" office:value-type="float" office:value="1.17967803869444" calcext:value-type="float">
            <text:p>1,18</text:p>
          </table:table-cell>
          <table:table-cell table:formula="of:=[.C82]/[.C$81]" office:value-type="float" office:value="0.982126943757464" calcext:value-type="float">
            <text:p>0,98</text:p>
          </table:table-cell>
          <table:table-cell table:formula="of:=[.D82]/[.D$81]" office:value-type="float" office:value="0.726297103203448" calcext:value-type="float">
            <text:p>0,73</text:p>
          </table:table-cell>
          <table:table-cell table:formula="of:=[.E82]/[.E$81]" office:value-type="float" office:value="1.02530474496543" calcext:value-type="float">
            <text:p>1,03</text:p>
          </table:table-cell>
          <table:table-cell table:formula="of:=[.F82]/[.F$81]" office:value-type="float" office:value="1.09706377407893" calcext:value-type="float">
            <text:p>1,1</text:p>
          </table:table-cell>
          <table:table-cell table:formula="of:=[.G82]/[.G$81]" office:value-type="float" office:value="3.58344513060141" calcext:value-type="float">
            <text:p>3,58</text:p>
          </table:table-cell>
          <table:table-cell table:formula="of:=[.H82]/[.H$81]" office:value-type="float" office:value="3.68152661177154" calcext:value-type="float">
            <text:p>3,68</text:p>
          </table:table-cell>
          <table:table-cell/>
        </table:table-row>
        <table:table-row table:style-name="ro1">
          <table:table-cell table:formula="of:=[.A83]" office:value-type="string" office:string-value="py_2.7.1_euclid_swizzle_set" calcext:value-type="string">
            <text:p>py_2.7.1_euclid_swizzle_set</text:p>
          </table:table-cell>
          <table:table-cell table:formula="of:=[.B83]/[.B$81]" office:value-type="float" office:value="4.41050558755481" calcext:value-type="float">
            <text:p>4,41</text:p>
          </table:table-cell>
          <table:table-cell table:formula="of:=[.C83]/[.C$81]" office:value-type="float" office:value="0.988755494588032" calcext:value-type="float">
            <text:p>0,99</text:p>
          </table:table-cell>
          <table:table-cell table:formula="of:=[.D83]/[.D$81]" office:value-type="float" office:value="0.953764221738166" calcext:value-type="float">
            <text:p>0,95</text:p>
          </table:table-cell>
          <table:table-cell table:formula="of:=[.E83]/[.E$81]" office:value-type="float" office:value="3.32099368684405" calcext:value-type="float">
            <text:p>3,32</text:p>
          </table:table-cell>
          <table:table-cell table:formula="of:=[.F83]/[.F$81]" office:value-type="float" office:value="11.9808303721719" calcext:value-type="float">
            <text:p>11,98</text:p>
          </table:table-cell>
          <table:table-cell table:formula="of:=[.G83]/[.G$81]" office:value-type="float" office:value="2.22010459320391" calcext:value-type="float">
            <text:p>2,22</text:p>
          </table:table-cell>
          <table:table-cell table:formula="of:=[.H83]/[.H$81]" office:value-type="float" office:value="2.24391003544968" calcext:value-type="float">
            <text:p>2,24</text:p>
          </table:table-cell>
          <table:table-cell/>
        </table:table-row>
        <table:table-row table:style-name="ro1">
          <table:table-cell table:formula="of:=[.A84]" office:value-type="string" office:string-value="py_2.7.1_euclid_2020" calcext:value-type="string">
            <text:p>py_2.7.1_euclid_2020</text:p>
          </table:table-cell>
          <table:table-cell table:formula="of:=[.B84]/[.B$81]" office:value-type="float" office:value="1.01583222566832" calcext:value-type="float">
            <text:p>1,02</text:p>
          </table:table-cell>
          <table:table-cell table:formula="of:=[.C84]/[.C$81]" office:value-type="float" office:value="0.907710947122011" calcext:value-type="float">
            <text:p>0,91</text:p>
          </table:table-cell>
          <table:table-cell table:formula="of:=[.D84]/[.D$81]" office:value-type="float" office:value="0.748002904865586" calcext:value-type="float">
            <text:p>0,75</text:p>
          </table:table-cell>
          <table:table-cell table:formula="of:=[.E84]/[.E$81]" office:value-type="float" office:value="0.962472880792737" calcext:value-type="float">
            <text:p>0,96</text:p>
          </table:table-cell>
          <table:table-cell table:formula="of:=[.F84]/[.F$81]" office:value-type="float" office:value="0.979521226855633" calcext:value-type="float">
            <text:p>0,98</text:p>
          </table:table-cell>
          <table:table-cell table:formula="of:=[.G84]/[.G$81]" office:value-type="float" office:value="0.904850308420277" calcext:value-type="float">
            <text:p>0,9</text:p>
          </table:table-cell>
          <table:table-cell table:formula="of:=[.H84]/[.H$81]" office:value-type="float" office:value="0.963115514230669" calcext:value-type="float">
            <text:p>0,96</text:p>
          </table:table-cell>
          <table:table-cell/>
        </table:table-row>
        <table:table-row table:style-name="ro1">
          <table:table-cell table:formula="of:=[.A85]" office:value-type="string" office:string-value="py_3.8.3_euclid_slots" calcext:value-type="string">
            <text:p>py_3.8.3_euclid_slots</text:p>
          </table:table-cell>
          <table:table-cell table:formula="of:=[.B85]/[.B$81]" office:value-type="float" office:value="0.728843601544352" calcext:value-type="float">
            <text:p>0,73</text:p>
          </table:table-cell>
          <table:table-cell table:formula="of:=[.C85]/[.C$81]" office:value-type="float" office:value="0.563446858153456" calcext:value-type="float">
            <text:p>0,56</text:p>
          </table:table-cell>
          <table:table-cell table:formula="of:=[.D85]/[.D$81]" office:value-type="float" office:value="0.774792174948507" calcext:value-type="float">
            <text:p>0,77</text:p>
          </table:table-cell>
          <table:table-cell table:formula="of:=[.E85]/[.E$81]" office:value-type="float" office:value="0.588224565478174" calcext:value-type="float">
            <text:p>0,59</text:p>
          </table:table-cell>
          <table:table-cell table:formula="of:=[.F85]/[.F$81]" office:value-type="float" office:value="0.817093827698515" calcext:value-type="float">
            <text:p>0,82</text:p>
          </table:table-cell>
          <table:table-cell table:formula="of:=[.G85]/[.G$81]" office:value-type="float" office:value="0.650085637677347" calcext:value-type="float">
            <text:p>0,65</text:p>
          </table:table-cell>
          <table:table-cell table:formula="of:=[.H85]/[.H$81]" office:value-type="float" office:value="0.634140195045681" calcext:value-type="float">
            <text:p>0,63</text:p>
          </table:table-cell>
          <table:table-cell/>
        </table:table-row>
        <table:table-row table:style-name="ro1">
          <table:table-cell table:formula="of:=[.A86]" office:value-type="string" office:string-value="py_3.8.3_euclid_no_slots" calcext:value-type="string">
            <text:p>py_3.8.3_euclid_no_slots</text:p>
          </table:table-cell>
          <table:table-cell table:formula="of:=[.B86]/[.B$81]" office:value-type="float" office:value="0.732407799269482" calcext:value-type="float">
            <text:p>0,73</text:p>
          </table:table-cell>
          <table:table-cell table:formula="of:=[.C86]/[.C$81]" office:value-type="float" office:value="0.539676167178632" calcext:value-type="float">
            <text:p>0,54</text:p>
          </table:table-cell>
          <table:table-cell table:formula="of:=[.D86]/[.D$81]" office:value-type="float" office:value="0.834826152008738" calcext:value-type="float">
            <text:p>0,83</text:p>
          </table:table-cell>
          <table:table-cell table:formula="of:=[.E86]/[.E$81]" office:value-type="float" office:value="0.585390479522221" calcext:value-type="float">
            <text:p>0,59</text:p>
          </table:table-cell>
          <table:table-cell table:formula="of:=[.F86]/[.F$81]" office:value-type="float" office:value="0.797924051212229" calcext:value-type="float">
            <text:p>0,8</text:p>
          </table:table-cell>
          <table:table-cell table:formula="of:=[.G86]/[.G$81]" office:value-type="float" office:value="0.644526721181688" calcext:value-type="float">
            <text:p>0,64</text:p>
          </table:table-cell>
          <table:table-cell table:formula="of:=[.H86]/[.H$81]" office:value-type="float" office:value="0.657068767374924" calcext:value-type="float">
            <text:p>0,66</text:p>
          </table:table-cell>
          <table:table-cell/>
        </table:table-row>
        <table:table-row table:style-name="ro1">
          <table:table-cell table:formula="of:=[.A87]" office:value-type="string" office:string-value="py_3.8.3_euclid_swizzle_set" calcext:value-type="string">
            <text:p>py_3.8.3_euclid_swizzle_set</text:p>
          </table:table-cell>
          <table:table-cell table:formula="of:=[.B87]/[.B$81]" office:value-type="float" office:value="2.54353369808629" calcext:value-type="float">
            <text:p>2,54</text:p>
          </table:table-cell>
          <table:table-cell table:formula="of:=[.C87]/[.C$81]" office:value-type="float" office:value="0.553283746143295" calcext:value-type="float">
            <text:p>0,55</text:p>
          </table:table-cell>
          <table:table-cell table:formula="of:=[.D87]/[.D$81]" office:value-type="float" office:value="0.766965229109411" calcext:value-type="float">
            <text:p>0,77</text:p>
          </table:table-cell>
          <table:table-cell table:formula="of:=[.E87]/[.E$81]" office:value-type="float" office:value="1.81117865680998" calcext:value-type="float">
            <text:p>1,81</text:p>
          </table:table-cell>
          <table:table-cell table:formula="of:=[.F87]/[.F$81]" office:value-type="float" office:value="6.65756477985168" calcext:value-type="float">
            <text:p>6,66</text:p>
          </table:table-cell>
          <table:table-cell table:formula="of:=[.G87]/[.G$81]" office:value-type="float" office:value="1.30382819066316" calcext:value-type="float">
            <text:p>1,3</text:p>
          </table:table-cell>
          <table:table-cell table:formula="of:=[.H87]/[.H$81]" office:value-type="float" office:value="1.26896278967184" calcext:value-type="float">
            <text:p>1,27</text:p>
          </table:table-cell>
          <table:table-cell/>
        </table:table-row>
        <table:table-row table:style-name="ro1">
          <table:table-cell table:formula="of:=[.A88]" office:value-type="string" office:string-value="py_3.8.3_euclid_2020" calcext:value-type="string">
            <text:p>py_3.8.3_euclid_2020</text:p>
          </table:table-cell>
          <table:table-cell table:formula="of:=[.B88]/[.B$81]" office:value-type="float" office:value="0.72403880951134" calcext:value-type="float">
            <text:p>0,72</text:p>
          </table:table-cell>
          <table:table-cell table:formula="of:=[.C88]/[.C$81]" office:value-type="float" office:value="0.465330253375415" calcext:value-type="float">
            <text:p>0,47</text:p>
          </table:table-cell>
          <table:table-cell table:formula="of:=[.D88]/[.D$81]" office:value-type="float" office:value="0.597111239366422" calcext:value-type="float">
            <text:p>0,6</text:p>
          </table:table-cell>
          <table:table-cell table:formula="of:=[.E88]/[.E$81]" office:value-type="float" office:value="0.533627814073058" calcext:value-type="float">
            <text:p>0,53</text:p>
          </table:table-cell>
          <table:table-cell table:formula="of:=[.F88]/[.F$81]" office:value-type="float" office:value="0.810080221573932" calcext:value-type="float">
            <text:p>0,81</text:p>
          </table:table-cell>
          <table:table-cell table:formula="of:=[.G88]/[.G$81]" office:value-type="float" office:value="0.584502969204387" calcext:value-type="float">
            <text:p>0,58</text:p>
          </table:table-cell>
          <table:table-cell table:formula="of:=[.H88]/[.H$81]" office:value-type="float" office:value="0.596884760516327" calcext:value-type="float">
            <text:p>0,6</text:p>
          </table:table-cell>
          <table:table-cell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9:05:58.3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 c</meta:initial-creator>
    <meta:creation-date>2014-02-13T16:16:28.38</meta:creation-date>
    <dc:date>2020-08-10T19:20:34.999000000</dc:date>
    <meta:editing-duration>PT12H16M46S</meta:editing-duration>
    <meta:editing-cycles>5</meta:editing-cycles>
    <meta:generator>LibreOffice/6.4.3.2$Windows_X86_64 LibreOffice_project/747b5d0ebf89f41c860ec2a39efd7cb15b54f2d8</meta:generator>
    <meta:document-statistic meta:table-count="3" meta:cell-count="29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28cm" svg:height="16.945cm" xlink:href=".." xlink:type="simple" chart:class="chart:line" chart:style-name="ch1">
        <chart:legend chart:legend-position="end" svg:x="23.454cm" svg:y="6.406cm" style:legend-expansion="high" chart:style-name="ch2"/>
        <chart:plot-area chart:style-name="ch3" table:cell-range-address="Hoja1.A3:Hoja1.H11" chart:data-source-has-labels="both" svg:x="6.52cm" svg:y="-0.202cm" svg:width="19.06cm" svg:height="14.672cm">
          <chartooo:coordinate-region svg:x="8.464cm" svg:y="0cm" svg:width="16.972cm" svg:height="10.731cm"/>
          <chart:axis chart:dimension="x" chart:name="primary-x" chart:style-name="ch4" chartooo:axis-type="auto">
            <chartooo:date-scale/>
            <chart:categories table:cell-range-address="Hoja1.B3:Hoja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H4" chart:label-cell-address="Hoja1.A4:Hoja1.A4" chart:class="chart:line">
            <chart:data-point chart:repeated="7"/>
          </chart:series>
          <chart:series chart:style-name="ch8" chart:values-cell-range-address="Hoja1.B5:Hoja1.H5" chart:label-cell-address="Hoja1.A5:Hoja1.A5" chart:class="chart:line">
            <chart:data-point chart:repeated="7"/>
          </chart:series>
          <chart:series chart:style-name="ch9" chart:values-cell-range-address="Hoja1.B6:Hoja1.H6" chart:label-cell-address="Hoja1.A6:Hoja1.A6" chart:class="chart:line">
            <chart:data-point chart:repeated="7"/>
          </chart:series>
          <chart:series chart:style-name="ch10" chart:values-cell-range-address="Hoja1.B7:Hoja1.H7" chart:label-cell-address="Hoja1.A7:Hoja1.A7" chart:class="chart:line">
            <chart:data-point chart:repeated="7"/>
          </chart:series>
          <chart:series chart:style-name="ch11" chart:values-cell-range-address="Hoja1.B8:Hoja1.H8" chart:label-cell-address="Hoja1.A8:Hoja1.A8" chart:class="chart:line">
            <chart:data-point chart:repeated="7"/>
          </chart:series>
          <chart:series chart:style-name="ch12" chart:values-cell-range-address="Hoja1.B9:Hoja1.H9" chart:label-cell-address="Hoja1.A9:Hoja1.A9" chart:class="chart:line">
            <chart:data-point chart:repeated="7"/>
          </chart:series>
          <chart:series chart:style-name="ch13" chart:values-cell-range-address="Hoja1.B10:Hoja1.H10" chart:label-cell-address="Hoja1.A10:Hoja1.A10" chart:class="chart:line">
            <chart:data-point chart:repeated="7"/>
          </chart:series>
          <chart:series chart:style-name="ch14" chart:values-cell-range-address="Hoja1.B11:Hoja1.H11" chart:label-cell-address="Hoja1.A11:Hoja1.A1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tiation</text:p>
                <draw:g>
                  <svg:desc>Hoja1.B3:Hoja1.H3</svg:desc>
                </draw:g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>py_2.7.1_euclid_slots</text:p>
                <draw:g>
                  <svg:desc>Hoja1.A4:Hoja1.A4</svg:desc>
                </draw:g>
              </table:table-cell>
              <table:table-cell office:value-type="float" office:value="0.000000262234860526286">
                <text:p>0.000000262234860526286</text:p>
                <draw:g>
                  <svg:desc>Hoja1.B4:Hoja1.H4</svg:desc>
                </draw:g>
              </table:table-cell>
              <table:table-cell office:value-type="float" office:value="0.000000265016582766302">
                <text:p>0.000000265016582766302</text:p>
              </table:table-cell>
              <table:table-cell office:value-type="float" office:value="0.0000000350581733898139">
                <text:p>0.0000000350581733898139</text:p>
              </table:table-cell>
              <table:table-cell office:value-type="float" office:value="0.000000414279507498755">
                <text:p>0.000000414279507498755</text:p>
              </table:table-cell>
              <table:table-cell office:value-type="float" office:value="0.0000000310661706159046">
                <text:p>0.0000000310661706159046</text:p>
              </table:table-cell>
              <table:table-cell office:value-type="float" office:value="0.000000737257650938027">
                <text:p>0.000000737257650938027</text:p>
              </table:table-cell>
              <table:table-cell office:value-type="float" office:value="0.000000624631552506287">
                <text:p>0.000000624631552506287</text:p>
              </table:table-cell>
            </table:table-row>
            <table:table-row>
              <table:table-cell office:value-type="string">
                <text:p>py_2.7.1_euclid_no_slots</text:p>
                <draw:g>
                  <svg:desc>Hoja1.A5:Hoja1.A5</svg:desc>
                </draw:g>
              </table:table-cell>
              <table:table-cell office:value-type="float" office:value="0.00000031225207727767">
                <text:p>0.00000031225207727767</text:p>
                <draw:g>
                  <svg:desc>Hoja1.B5:Hoja1.H5</svg:desc>
                </draw:g>
              </table:table-cell>
              <table:table-cell office:value-type="float" office:value="0.000000271006389728363">
                <text:p>0.000000271006389728363</text:p>
              </table:table-cell>
              <table:table-cell office:value-type="float" office:value="0.0000000267145090040941">
                <text:p>0.0000000267145090040941</text:p>
              </table:table-cell>
              <table:table-cell office:value-type="float" office:value="0.000000426461636090153">
                <text:p>0.000000426461636090153</text:p>
              </table:table-cell>
              <table:table-cell office:value-type="float" office:value="0.0000000340642289990285">
                <text:p>0.0000000340642289990285</text:p>
              </table:table-cell>
              <table:table-cell office:value-type="float" office:value="0.00000289568601693313">
                <text:p>0.00000289568601693313</text:p>
              </table:table-cell>
              <table:table-cell office:value-type="float" office:value="0.00000280066186841114">
                <text:p>0.00000280066186841114</text:p>
              </table:table-cell>
            </table:table-row>
            <table:table-row>
              <table:table-cell office:value-type="string">
                <text:p>py_2.7.1_euclid_swizzle_set</text:p>
                <draw:g>
                  <svg:desc>Hoja1.A6:Hoja1.A6</svg:desc>
                </draw:g>
              </table:table-cell>
              <table:table-cell office:value-type="float" office:value="0.000000920507584685083">
                <text:p>0.000000920507584685083</text:p>
                <draw:g>
                  <svg:desc>Hoja1.B6:Hoja1.H6</svg:desc>
                </draw:g>
              </table:table-cell>
              <table:table-cell office:value-type="float" office:value="0.000000265536690910324">
                <text:p>0.000000265536690910324</text:p>
              </table:table-cell>
              <table:table-cell office:value-type="float" office:value="0.0000000364953064070903">
                <text:p>0.0000000364953064070903</text:p>
              </table:table-cell>
              <table:table-cell office:value-type="float" office:value="0.00000110650438651575">
                <text:p>0.00000110650438651575</text:p>
              </table:table-cell>
              <table:table-cell office:value-type="float" office:value="0.000000373054552163126">
                <text:p>0.000000373054552163126</text:p>
              </table:table-cell>
              <table:table-cell office:value-type="float" office:value="0.00000145371127658154">
                <text:p>0.00000145371127658154</text:p>
              </table:table-cell>
              <table:table-cell office:value-type="float" office:value="0.00000130415419478783">
                <text:p>0.00000130415419478783</text:p>
              </table:table-cell>
            </table:table-row>
            <table:table-row>
              <table:table-cell office:value-type="string">
                <text:p>py_2.7.1_euclid_2020</text:p>
                <draw:g>
                  <svg:desc>Hoja1.A7:Hoja1.A7</svg:desc>
                </draw:g>
              </table:table-cell>
              <table:table-cell office:value-type="float" office:value="0.000000262901596500626">
                <text:p>0.000000262901596500626</text:p>
                <draw:g>
                  <svg:desc>Hoja1.B7:Hoja1.H7</svg:desc>
                </draw:g>
              </table:table-cell>
              <table:table-cell office:value-type="float" office:value="0.000000241286310669523">
                <text:p>0.000000241286310669523</text:p>
              </table:table-cell>
              <table:table-cell office:value-type="float" office:value="0.0000000281270037384616">
                <text:p>0.0000000281270037384616</text:p>
              </table:table-cell>
              <table:table-cell office:value-type="float" office:value="0.000000394485952272646">
                <text:p>0.000000394485952272646</text:p>
              </table:table-cell>
              <table:table-cell office:value-type="float" office:value="0.0000000310685743508543">
                <text:p>0.0000000310685743508543</text:p>
              </table:table-cell>
              <table:table-cell office:value-type="float" office:value="0.000000680465507305257">
                <text:p>0.000000680465507305257</text:p>
              </table:table-cell>
              <table:table-cell office:value-type="float" office:value="0.00000061957890169748">
                <text:p>0.00000061957890169748</text:p>
              </table:table-cell>
            </table:table-row>
            <table:table-row>
              <table:table-cell office:value-type="string">
                <text:p>py_3.8.3_euclid_slots</text:p>
                <draw:g>
                  <svg:desc>Hoja1.A8:Hoja1.A8</svg:desc>
                </draw:g>
              </table:table-cell>
              <table:table-cell office:value-type="float" office:value="0.000000193602539">
                <text:p>0.000000193602539</text:p>
                <draw:g>
                  <svg:desc>Hoja1.B8:Hoja1.H8</svg:desc>
                </draw:g>
              </table:table-cell>
              <table:table-cell office:value-type="float" office:value="0.000000137839061000001">
                <text:p>0.000000137839061000001</text:p>
              </table:table-cell>
              <table:table-cell office:value-type="float" office:value="0.0000000294456650000008">
                <text:p>0.0000000294456650000008</text:p>
              </table:table-cell>
              <table:table-cell office:value-type="float" office:value="0.000000227710834">
                <text:p>0.000000227710834</text:p>
              </table:table-cell>
              <table:table-cell office:value-type="float" office:value="0.0000000265684019999988">
                <text:p>0.0000000265684019999988</text:p>
              </table:table-cell>
              <table:table-cell office:value-type="float" office:value="0.000000485785856">
                <text:p>0.000000485785856</text:p>
              </table:table-cell>
              <table:table-cell office:value-type="float" office:value="0.000000410639919999994">
                <text:p>0.000000410639919999994</text:p>
              </table:table-cell>
            </table:table-row>
            <table:table-row>
              <table:table-cell office:value-type="string">
                <text:p>py_3.8.3_euclid_no_slots</text:p>
                <draw:g>
                  <svg:desc>Hoja1.A9:Hoja1.A9</svg:desc>
                </draw:g>
              </table:table-cell>
              <table:table-cell office:value-type="float" office:value="0.000000194411092000003">
                <text:p>0.000000194411092000003</text:p>
                <draw:g>
                  <svg:desc>Hoja1.B9:Hoja1.H9</svg:desc>
                </draw:g>
              </table:table-cell>
              <table:table-cell office:value-type="float" office:value="0.000000139696842000006">
                <text:p>0.000000139696842000006</text:p>
              </table:table-cell>
              <table:table-cell office:value-type="float" office:value="0.0000000299747849999932">
                <text:p>0.0000000299747849999932</text:p>
              </table:table-cell>
              <table:table-cell office:value-type="float" office:value="0.000000224558646000006">
                <text:p>0.000000224558646000006</text:p>
              </table:table-cell>
              <table:table-cell office:value-type="float" office:value="0.0000000262547159999968">
                <text:p>0.0000000262547159999968</text:p>
              </table:table-cell>
              <table:table-cell office:value-type="float" office:value="0.000000489910652999995">
                <text:p>0.000000489910652999995</text:p>
              </table:table-cell>
              <table:table-cell office:value-type="float" office:value="0.00000040964327399999">
                <text:p>0.00000040964327399999</text:p>
              </table:table-cell>
            </table:table-row>
            <table:table-row>
              <table:table-cell office:value-type="string">
                <text:p>py_3.8.3_euclid_swizzle_set</text:p>
                <draw:g>
                  <svg:desc>Hoja1.A10:Hoja1.A10</svg:desc>
                </draw:g>
              </table:table-cell>
              <table:table-cell office:value-type="float" office:value="0.000000590976886999997">
                <text:p>0.000000590976886999997</text:p>
                <draw:g>
                  <svg:desc>Hoja1.B10:Hoja1.H10</svg:desc>
                </draw:g>
              </table:table-cell>
              <table:table-cell office:value-type="float" office:value="0.000000138404839000003">
                <text:p>0.000000138404839000003</text:p>
              </table:table-cell>
              <table:table-cell office:value-type="float" office:value="0.0000000293227729999899">
                <text:p>0.0000000293227729999899</text:p>
              </table:table-cell>
              <table:table-cell office:value-type="float" office:value="0.000000618758871999972">
                <text:p>0.000000618758871999972</text:p>
              </table:table-cell>
              <table:table-cell office:value-type="float" office:value="0.000000216492034999987">
                <text:p>0.000000216492034999987</text:p>
              </table:table-cell>
              <table:table-cell office:value-type="float" office:value="0.000000873058238999988">
                <text:p>0.000000873058238999988</text:p>
              </table:table-cell>
              <table:table-cell office:value-type="float" office:value="0.000000805265905999988">
                <text:p>0.000000805265905999988</text:p>
              </table:table-cell>
            </table:table-row>
            <table:table-row>
              <table:table-cell office:value-type="string">
                <text:p>py_3.8.3_euclid_2020</text:p>
                <draw:g>
                  <svg:desc>Hoja1.A11:Hoja1.A11</svg:desc>
                </draw:g>
              </table:table-cell>
              <table:table-cell office:value-type="float" office:value="0.000000195597031999995">
                <text:p>0.000000195597031999995</text:p>
                <draw:g>
                  <svg:desc>Hoja1.B11:Hoja1.H11</svg:desc>
                </draw:g>
              </table:table-cell>
              <table:table-cell office:value-type="float" office:value="0.000000120213727000021">
                <text:p>0.000000120213727000021</text:p>
              </table:table-cell>
              <table:table-cell office:value-type="float" office:value="0.0000000228191879999997">
                <text:p>0.0000000228191879999997</text:p>
              </table:table-cell>
              <table:table-cell office:value-type="float" office:value="0.000000207855142">
                <text:p>0.000000207855142</text:p>
              </table:table-cell>
              <table:table-cell office:value-type="float" office:value="0.0000000265641960000096">
                <text:p>0.0000000265641960000096</text:p>
              </table:table-cell>
              <table:table-cell office:value-type="float" office:value="0.000000420672479000018">
                <text:p>0.000000420672479000018</text:p>
              </table:table-cell>
              <table:table-cell office:value-type="float" office:value="0.00000039873335599998">
                <text:p>0.000000398733355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37cm" svg:height="13.577cm" xlink:href=".." xlink:type="simple" chart:class="chart:line" chart:style-name="ch1">
        <chart:title svg:x="8.048cm" svg:y="0.407cm" chart:style-name="ch2">
          <text:p>Vector2 relative to py 2.7.1 euclid slots</text:p>
        </chart:title>
        <chart:legend chart:legend-position="end" svg:x="18.263cm" svg:y="4.722cm" style:legend-expansion="high" chart:style-name="ch3"/>
        <chart:plot-area chart:style-name="ch4" table:cell-range-address="Hoja1.A46:Hoja1.H54" chart:data-source-has-labels="both" svg:x="0.482cm" svg:y="1.483cm" svg:width="17.299cm" svg:height="11.823cm">
          <chartooo:coordinate-region svg:x="1.056cm" svg:y="1.483cm" svg:width="15.664cm" svg:height="7.882cm"/>
          <chart:axis chart:dimension="x" chart:name="primary-x" chart:style-name="ch5" chartooo:axis-type="auto">
            <chartooo:date-scale/>
            <chart:categories table:cell-range-address="Hoja1.B46:Hoja1.H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7:Hoja1.H47" chart:label-cell-address="Hoja1.A47:Hoja1.A47" chart:class="chart:line">
            <chart:data-point chart:repeated="7"/>
          </chart:series>
          <chart:series chart:style-name="ch8" chart:values-cell-range-address="Hoja1.B48:Hoja1.H48" chart:label-cell-address="Hoja1.A48:Hoja1.A48" chart:class="chart:line">
            <chart:data-point chart:repeated="7"/>
          </chart:series>
          <chart:series chart:style-name="ch9" chart:values-cell-range-address="Hoja1.B49:Hoja1.H49" chart:label-cell-address="Hoja1.A49:Hoja1.A49" chart:class="chart:line">
            <chart:data-point chart:repeated="7"/>
          </chart:series>
          <chart:series chart:style-name="ch10" chart:values-cell-range-address="Hoja1.B50:Hoja1.H50" chart:label-cell-address="Hoja1.A50:Hoja1.A50" chart:class="chart:line">
            <chart:data-point chart:repeated="7"/>
          </chart:series>
          <chart:series chart:style-name="ch11" chart:values-cell-range-address="Hoja1.B51:Hoja1.H51" chart:label-cell-address="Hoja1.A51:Hoja1.A51" chart:class="chart:line">
            <chart:data-point chart:repeated="7"/>
          </chart:series>
          <chart:series chart:style-name="ch12" chart:values-cell-range-address="Hoja1.B52:Hoja1.H52" chart:label-cell-address="Hoja1.A52:Hoja1.A52" chart:class="chart:line">
            <chart:data-point chart:repeated="7"/>
          </chart:series>
          <chart:series chart:style-name="ch13" chart:values-cell-range-address="Hoja1.B53:Hoja1.H53" chart:label-cell-address="Hoja1.A53:Hoja1.A53" chart:class="chart:line">
            <chart:data-point chart:repeated="7"/>
          </chart:series>
          <chart:series chart:style-name="ch14" chart:values-cell-range-address="Hoja1.B54:Hoja1.H54" chart:label-cell-address="Hoja1.A54:Hoja1.A54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tiation</text:p>
                <draw:g>
                  <svg:desc>Hoja1.B46:Hoja1.H46</svg:desc>
                </draw:g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>py_2.7.1_euclid_slots</text:p>
                <draw:g>
                  <svg:desc>Hoja1.A47:Hoja1.A47</svg:desc>
                </draw:g>
              </table:table-cell>
              <table:table-cell office:value-type="float" office:value="1">
                <text:p>1</text:p>
                <draw:g>
                  <svg:desc>Hoja1.B47:Hoja1.H4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y_2.7.1_euclid_no_slots</text:p>
                <draw:g>
                  <svg:desc>Hoja1.A48:Hoja1.A48</svg:desc>
                </draw:g>
              </table:table-cell>
              <table:table-cell office:value-type="float" office:value="1.19073443039191">
                <text:p>1.19073443039191</text:p>
                <draw:g>
                  <svg:desc>Hoja1.B48:Hoja1.H48</svg:desc>
                </draw:g>
              </table:table-cell>
              <table:table-cell office:value-type="float" office:value="1.02260163080943">
                <text:p>1.02260163080943</text:p>
              </table:table-cell>
              <table:table-cell office:value-type="float" office:value="0.762005159454656">
                <text:p>0.762005159454656</text:p>
              </table:table-cell>
              <table:table-cell office:value-type="float" office:value="1.02940557853066">
                <text:p>1.02940557853066</text:p>
              </table:table-cell>
              <table:table-cell office:value-type="float" office:value="1.0965055661411">
                <text:p>1.0965055661411</text:p>
              </table:table-cell>
              <table:table-cell office:value-type="float" office:value="3.92764458022089">
                <text:p>3.92764458022089</text:p>
              </table:table-cell>
              <table:table-cell office:value-type="float" office:value="4.48370220360098">
                <text:p>4.48370220360098</text:p>
              </table:table-cell>
            </table:table-row>
            <table:table-row>
              <table:table-cell office:value-type="string">
                <text:p>py_2.7.1_euclid_swizzle_set</text:p>
                <draw:g>
                  <svg:desc>Hoja1.A49:Hoja1.A49</svg:desc>
                </draw:g>
              </table:table-cell>
              <table:table-cell office:value-type="float" office:value="3.51024109776134">
                <text:p>3.51024109776134</text:p>
                <draw:g>
                  <svg:desc>Hoja1.B49:Hoja1.H49</svg:desc>
                </draw:g>
              </table:table-cell>
              <table:table-cell office:value-type="float" office:value="1.00196254943216">
                <text:p>1.00196254943216</text:p>
              </table:table-cell>
              <table:table-cell office:value-type="float" office:value="1.04099280933142">
                <text:p>1.04099280933142</text:p>
              </table:table-cell>
              <table:table-cell office:value-type="float" office:value="2.67091267245237">
                <text:p>2.67091267245237</text:p>
              </table:table-cell>
              <table:table-cell office:value-type="float" office:value="12.0083854806404">
                <text:p>12.0083854806404</text:p>
              </table:table-cell>
              <table:table-cell office:value-type="float" office:value="1.97178187941754">
                <text:p>1.97178187941754</text:p>
              </table:table-cell>
              <table:table-cell office:value-type="float" office:value="2.08787754886062">
                <text:p>2.08787754886062</text:p>
              </table:table-cell>
            </table:table-row>
            <table:table-row>
              <table:table-cell office:value-type="string">
                <text:p>py_2.7.1_euclid_2020</text:p>
                <draw:g>
                  <svg:desc>Hoja1.A50:Hoja1.A50</svg:desc>
                </draw:g>
              </table:table-cell>
              <table:table-cell office:value-type="float" office:value="1.0025425146489">
                <text:p>1.0025425146489</text:p>
                <draw:g>
                  <svg:desc>Hoja1.B50:Hoja1.H50</svg:desc>
                </draw:g>
              </table:table-cell>
              <table:table-cell office:value-type="float" office:value="0.910457406668378">
                <text:p>0.910457406668378</text:p>
              </table:table-cell>
              <table:table-cell office:value-type="float" office:value="0.802295185938976">
                <text:p>0.802295185938976</text:p>
              </table:table-cell>
              <table:table-cell office:value-type="float" office:value="0.95222173709336">
                <text:p>0.95222173709336</text:p>
              </table:table-cell>
              <table:table-cell office:value-type="float" office:value="1.00007737467805">
                <text:p>1.00007737467805</text:p>
              </table:table-cell>
              <table:table-cell office:value-type="float" office:value="0.922968390276436">
                <text:p>0.922968390276436</text:p>
              </table:table-cell>
              <table:table-cell office:value-type="float" office:value="0.991910990105233">
                <text:p>0.991910990105233</text:p>
              </table:table-cell>
            </table:table-row>
            <table:table-row>
              <table:table-cell office:value-type="string">
                <text:p>py_3.8.3_euclid_slots</text:p>
                <draw:g>
                  <svg:desc>Hoja1.A51:Hoja1.A51</svg:desc>
                </draw:g>
              </table:table-cell>
              <table:table-cell office:value-type="float" office:value="0.738279184588403">
                <text:p>0.738279184588403</text:p>
                <draw:g>
                  <svg:desc>Hoja1.B51:Hoja1.H51</svg:desc>
                </draw:g>
              </table:table-cell>
              <table:table-cell office:value-type="float" office:value="0.520114853045067">
                <text:p>0.520114853045067</text:p>
              </table:table-cell>
              <table:table-cell office:value-type="float" office:value="0.839908704671881">
                <text:p>0.839908704671881</text:p>
              </table:table-cell>
              <table:table-cell office:value-type="float" office:value="0.549655075566788">
                <text:p>0.549655075566788</text:p>
              </table:table-cell>
              <table:table-cell office:value-type="float" office:value="0.855219728510629">
                <text:p>0.855219728510629</text:p>
              </table:table-cell>
              <table:table-cell office:value-type="float" office:value="0.658909209530651">
                <text:p>0.658909209530651</text:p>
              </table:table-cell>
              <table:table-cell office:value-type="float" office:value="0.65741142654791">
                <text:p>0.65741142654791</text:p>
              </table:table-cell>
            </table:table-row>
            <table:table-row>
              <table:table-cell office:value-type="string">
                <text:p>py_3.8.3_euclid_no_slots</text:p>
                <draw:g>
                  <svg:desc>Hoja1.A52:Hoja1.A52</svg:desc>
                </draw:g>
              </table:table-cell>
              <table:table-cell office:value-type="float" office:value="0.74136250081257">
                <text:p>0.74136250081257</text:p>
                <draw:g>
                  <svg:desc>Hoja1.B52:Hoja1.H52</svg:desc>
                </draw:g>
              </table:table-cell>
              <table:table-cell office:value-type="float" office:value="0.527124908720123">
                <text:p>0.527124908720123</text:p>
              </table:table-cell>
              <table:table-cell office:value-type="float" office:value="0.85500133354644">
                <text:p>0.85500133354644</text:p>
              </table:table-cell>
              <table:table-cell office:value-type="float" office:value="0.542046231916699">
                <text:p>0.542046231916699</text:p>
              </table:table-cell>
              <table:table-cell office:value-type="float" office:value="0.845122378441953">
                <text:p>0.845122378441953</text:p>
              </table:table-cell>
              <table:table-cell office:value-type="float" office:value="0.664503993111055">
                <text:p>0.664503993111055</text:p>
              </table:table-cell>
              <table:table-cell office:value-type="float" office:value="0.65581585233139">
                <text:p>0.65581585233139</text:p>
              </table:table-cell>
            </table:table-row>
            <table:table-row>
              <table:table-cell office:value-type="string">
                <text:p>py_3.8.3_euclid_swizzle_set</text:p>
                <draw:g>
                  <svg:desc>Hoja1.A53:Hoja1.A53</svg:desc>
                </draw:g>
              </table:table-cell>
              <table:table-cell office:value-type="float" office:value="2.2536167991317">
                <text:p>2.2536167991317</text:p>
                <draw:g>
                  <svg:desc>Hoja1.B53:Hoja1.H53</svg:desc>
                </draw:g>
              </table:table-cell>
              <table:table-cell office:value-type="float" office:value="0.522249730772703">
                <text:p>0.522249730772703</text:p>
              </table:table-cell>
              <table:table-cell office:value-type="float" office:value="0.83640333094221">
                <text:p>0.83640333094221</text:p>
              </table:table-cell>
              <table:table-cell office:value-type="float" office:value="1.49357827457066">
                <text:p>1.49357827457066</text:p>
              </table:table-cell>
              <table:table-cell office:value-type="float" office:value="6.96873900799193">
                <text:p>6.96873900799193</text:p>
              </table:table-cell>
              <table:table-cell office:value-type="float" office:value="1.18419691933909">
                <text:p>1.18419691933909</text:p>
              </table:table-cell>
              <table:table-cell office:value-type="float" office:value="1.28918544503383">
                <text:p>1.28918544503383</text:p>
              </table:table-cell>
            </table:table-row>
            <table:table-row>
              <table:table-cell office:value-type="string">
                <text:p>py_3.8.3_euclid_2020</text:p>
                <draw:g>
                  <svg:desc>Hoja1.A54:Hoja1.A54</svg:desc>
                </draw:g>
              </table:table-cell>
              <table:table-cell office:value-type="float" office:value="0.745884935387485">
                <text:p>0.745884935387485</text:p>
                <draw:g>
                  <svg:desc>Hoja1.B54:Hoja1.H54</svg:desc>
                </draw:g>
              </table:table-cell>
              <table:table-cell office:value-type="float" office:value="0.453608320450001">
                <text:p>0.453608320450001</text:p>
              </table:table-cell>
              <table:table-cell office:value-type="float" office:value="0.650894949553469">
                <text:p>0.650894949553469</text:p>
              </table:table-cell>
              <table:table-cell office:value-type="float" office:value="0.501726825096761">
                <text:p>0.501726825096761</text:p>
              </table:table-cell>
              <table:table-cell office:value-type="float" office:value="0.855084340083094">
                <text:p>0.855084340083094</text:p>
              </table:table-cell>
              <table:table-cell office:value-type="float" office:value="0.570590862590288">
                <text:p>0.570590862590288</text:p>
              </table:table-cell>
              <table:table-cell office:value-type="float" office:value="0.638349686947597">
                <text:p>0.638349686947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56cm" svg:height="14.094cm" xlink:href=".." xlink:type="simple" chart:class="chart:line" chart:style-name="ch1">
        <chart:title svg:x="9.746cm" svg:y="0.417cm" chart:style-name="ch2">
          <text:p>Vector3 absilute timmings </text:p>
        </chart:title>
        <chart:legend chart:legend-position="end" svg:x="19.182cm" svg:y="4.981cm" style:legend-expansion="high" chart:style-name="ch3"/>
        <chart:plot-area chart:style-name="ch4" table:cell-range-address="Hoja1.A80:Hoja1.H88" chart:data-source-has-labels="both" svg:x="0.501cm" svg:y="1.503cm" svg:width="18.18cm" svg:height="12.31cm">
          <chartooo:coordinate-region svg:x="2.445cm" svg:y="1.503cm" svg:width="16.092cm" svg:height="8.369cm"/>
          <chart:axis chart:dimension="x" chart:name="primary-x" chart:style-name="ch5" chartooo:axis-type="auto">
            <chartooo:date-scale/>
            <chart:categories table:cell-range-address="Hoja1.B80:Hoja1.H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81:Hoja1.H81" chart:label-cell-address="Hoja1.A81:Hoja1.A81" chart:class="chart:line">
            <chart:data-point chart:repeated="7"/>
          </chart:series>
          <chart:series chart:style-name="ch9" chart:values-cell-range-address="Hoja1.B82:Hoja1.H82" chart:label-cell-address="Hoja1.A82:Hoja1.A82" chart:class="chart:line">
            <chart:data-point chart:repeated="7"/>
          </chart:series>
          <chart:series chart:style-name="ch10" chart:values-cell-range-address="Hoja1.B83:Hoja1.H83" chart:label-cell-address="Hoja1.A83:Hoja1.A83" chart:class="chart:line">
            <chart:data-point chart:repeated="7"/>
          </chart:series>
          <chart:series chart:style-name="ch11" chart:values-cell-range-address="Hoja1.B84:Hoja1.H84" chart:label-cell-address="Hoja1.A84:Hoja1.A84" chart:class="chart:line">
            <chart:data-point chart:repeated="7"/>
          </chart:series>
          <chart:series chart:style-name="ch12" chart:values-cell-range-address="Hoja1.B85:Hoja1.H85" chart:label-cell-address="Hoja1.A85:Hoja1.A85" chart:class="chart:line">
            <chart:data-point chart:repeated="7"/>
          </chart:series>
          <chart:series chart:style-name="ch13" chart:values-cell-range-address="Hoja1.B86:Hoja1.H86" chart:label-cell-address="Hoja1.A86:Hoja1.A86" chart:class="chart:line">
            <chart:data-point chart:repeated="7"/>
          </chart:series>
          <chart:series chart:style-name="ch14" chart:values-cell-range-address="Hoja1.B87:Hoja1.H87" chart:label-cell-address="Hoja1.A87:Hoja1.A87" chart:class="chart:line">
            <chart:data-point chart:repeated="7"/>
          </chart:series>
          <chart:series chart:style-name="ch15" chart:values-cell-range-address="Hoja1.B88:Hoja1.H88" chart:label-cell-address="Hoja1.A88:Hoja1.A8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tiation</text:p>
                <draw:g>
                  <svg:desc>Hoja1.B80:Hoja1.H80</svg:desc>
                </draw:g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>py_2.7.1_euclid_slots</text:p>
                <draw:g>
                  <svg:desc>Hoja1.A81:Hoja1.A81</svg:desc>
                </draw:g>
              </table:table-cell>
              <table:table-cell office:value-type="float" office:value="0.000000305168254929744">
                <text:p>0.000000305168254929744</text:p>
                <draw:g>
                  <svg:desc>Hoja1.B81:Hoja1.H81</svg:desc>
                </draw:g>
              </table:table-cell>
              <table:table-cell office:value-type="float" office:value="0.000000300078361523051">
                <text:p>0.000000300078361523051</text:p>
              </table:table-cell>
              <table:table-cell office:value-type="float" office:value="0.0000000372367467468537">
                <text:p>0.0000000372367467468537</text:p>
              </table:table-cell>
              <table:table-cell office:value-type="float" office:value="0.000000461182201357864">
                <text:p>0.000000461182201357864</text:p>
              </table:table-cell>
              <table:table-cell office:value-type="float" office:value="0.0000000321318300420304">
                <text:p>0.0000000321318300420304</text:p>
              </table:table-cell>
              <table:table-cell office:value-type="float" office:value="0.00000085779126269018">
                <text:p>0.00000085779126269018</text:p>
              </table:table-cell>
              <table:table-cell office:value-type="float" office:value="0.000000858602520789242">
                <text:p>0.000000858602520789242</text:p>
              </table:table-cell>
            </table:table-row>
            <table:table-row>
              <table:table-cell office:value-type="string">
                <text:p>py_2.7.1_euclid_no_slots</text:p>
                <draw:g>
                  <svg:desc>Hoja1.A82:Hoja1.A82</svg:desc>
                </draw:g>
              </table:table-cell>
              <table:table-cell office:value-type="float" office:value="0.000000360000288447324">
                <text:p>0.000000360000288447324</text:p>
                <draw:g>
                  <svg:desc>Hoja1.B82:Hoja1.H82</svg:desc>
                </draw:g>
              </table:table-cell>
              <table:table-cell office:value-type="float" office:value="0.000000294715044090381">
                <text:p>0.000000294715044090381</text:p>
              </table:table-cell>
              <table:table-cell office:value-type="float" office:value="0.0000000270449412949603">
                <text:p>0.0000000270449412949603</text:p>
              </table:table-cell>
              <table:table-cell office:value-type="float" office:value="0.000000472852299345821">
                <text:p>0.000000472852299345821</text:p>
              </table:table-cell>
              <table:table-cell office:value-type="float" office:value="0.0000000352506667339725">
                <text:p>0.0000000352506667339725</text:p>
              </table:table-cell>
              <table:table-cell office:value-type="float" office:value="0.00000307384792335956">
                <text:p>0.00000307384792335956</text:p>
              </table:table-cell>
              <table:table-cell office:value-type="float" office:value="0.00000316096802921972">
                <text:p>0.00000316096802921972</text:p>
              </table:table-cell>
            </table:table-row>
            <table:table-row>
              <table:table-cell office:value-type="string">
                <text:p>py_2.7.1_euclid_swizzle_set</text:p>
                <draw:g>
                  <svg:desc>Hoja1.A83:Hoja1.A83</svg:desc>
                </draw:g>
              </table:table-cell>
              <table:table-cell office:value-type="float" office:value="0.00000134594629351199">
                <text:p>0.00000134594629351199</text:p>
                <draw:g>
                  <svg:desc>Hoja1.B83:Hoja1.H83</svg:desc>
                </draw:g>
              </table:table-cell>
              <table:table-cell office:value-type="float" office:value="0.00000029670412876289">
                <text:p>0.00000029670412876289</text:p>
              </table:table-cell>
              <table:table-cell office:value-type="float" office:value="0.0000000355150767810741">
                <text:p>0.0000000355150767810741</text:p>
              </table:table-cell>
              <table:table-cell office:value-type="float" office:value="0.00000153158317919431">
                <text:p>0.00000153158317919431</text:p>
              </table:table-cell>
              <table:table-cell office:value-type="float" office:value="0.000000384966005281022">
                <text:p>0.000000384966005281022</text:p>
              </table:table-cell>
              <table:table-cell office:value-type="float" office:value="0.00000190438632230865">
                <text:p>0.00000190438632230865</text:p>
              </table:table-cell>
              <table:table-cell office:value-type="float" office:value="0.00000192662681286137">
                <text:p>0.00000192662681286137</text:p>
              </table:table-cell>
            </table:table-row>
            <table:table-row>
              <table:table-cell office:value-type="string">
                <text:p>py_2.7.1_euclid_2020</text:p>
                <draw:g>
                  <svg:desc>Hoja1.A84:Hoja1.A84</svg:desc>
                </draw:g>
              </table:table-cell>
              <table:table-cell office:value-type="float" office:value="0.0000003099997476086">
                <text:p>0.0000003099997476086</text:p>
                <draw:g>
                  <svg:desc>Hoja1.B84:Hoja1.H84</svg:desc>
                </draw:g>
              </table:table-cell>
              <table:table-cell office:value-type="float" office:value="0.000000272384413748909">
                <text:p>0.000000272384413748909</text:p>
              </table:table-cell>
              <table:table-cell office:value-type="float" office:value="0.0000000278531947343907">
                <text:p>0.0000000278531947343907</text:p>
              </table:table-cell>
              <table:table-cell office:value-type="float" office:value="0.000000443875361911239">
                <text:p>0.000000443875361911239</text:p>
              </table:table-cell>
              <table:table-cell office:value-type="float" office:value="0.0000000314738095838862">
                <text:p>0.0000000314738095838862</text:p>
              </table:table-cell>
              <table:table-cell office:value-type="float" office:value="0.000000776172688605428">
                <text:p>0.000000776172688605428</text:p>
              </table:table-cell>
              <table:table-cell office:value-type="float" office:value="0.00000082693340832968">
                <text:p>0.00000082693340832968</text:p>
              </table:table-cell>
            </table:table-row>
            <table:table-row>
              <table:table-cell office:value-type="string">
                <text:p>py_3.8.3_euclid_slots</text:p>
                <draw:g>
                  <svg:desc>Hoja1.A85:Hoja1.A85</svg:desc>
                </draw:g>
              </table:table-cell>
              <table:table-cell office:value-type="float" office:value="0.00000022241993">
                <text:p>0.00000022241993</text:p>
                <draw:g>
                  <svg:desc>Hoja1.B85:Hoja1.H85</svg:desc>
                </draw:g>
              </table:table-cell>
              <table:table-cell office:value-type="float" office:value="0.00000016907821">
                <text:p>0.00000016907821</text:p>
              </table:table-cell>
              <table:table-cell office:value-type="float" office:value="0.0000000288507400000015">
                <text:p>0.0000000288507400000015</text:p>
              </table:table-cell>
              <table:table-cell office:value-type="float" office:value="0.000000271278699999997">
                <text:p>0.000000271278699999997</text:p>
              </table:table-cell>
              <table:table-cell office:value-type="float" office:value="0.0000000262547200000007">
                <text:p>0.0000000262547200000007</text:p>
              </table:table-cell>
              <table:table-cell office:value-type="float" office:value="0.000000557637780000002">
                <text:p>0.000000557637780000002</text:p>
              </table:table-cell>
              <table:table-cell office:value-type="float" office:value="0.000000544474370000003">
                <text:p>0.000000544474370000003</text:p>
              </table:table-cell>
            </table:table-row>
            <table:table-row>
              <table:table-cell office:value-type="string">
                <text:p>py_3.8.3_euclid_no_slots</text:p>
                <draw:g>
                  <svg:desc>Hoja1.A86:Hoja1.A86</svg:desc>
                </draw:g>
              </table:table-cell>
              <table:table-cell office:value-type="float" office:value="0.000000223507610000002">
                <text:p>0.000000223507610000002</text:p>
                <draw:g>
                  <svg:desc>Hoja1.B86:Hoja1.H86</svg:desc>
                </draw:g>
              </table:table-cell>
              <table:table-cell office:value-type="float" office:value="0.000000161945140000004">
                <text:p>0.000000161945140000004</text:p>
              </table:table-cell>
              <table:table-cell office:value-type="float" office:value="0.0000000310862099999998">
                <text:p>0.0000000310862099999998</text:p>
              </table:table-cell>
              <table:table-cell office:value-type="float" office:value="0.000000269971669999993">
                <text:p>0.000000269971669999993</text:p>
              </table:table-cell>
              <table:table-cell office:value-type="float" office:value="0.0000000256387599999996">
                <text:p>0.0000000256387599999996</text:p>
              </table:table-cell>
              <table:table-cell office:value-type="float" office:value="0.000000552869390000001">
                <text:p>0.000000552869390000001</text:p>
              </table:table-cell>
              <table:table-cell office:value-type="float" office:value="0.00000056416089999999">
                <text:p>0.00000056416089999999</text:p>
              </table:table-cell>
            </table:table-row>
            <table:table-row>
              <table:table-cell office:value-type="string">
                <text:p>py_3.8.3_euclid_swizzle_set</text:p>
                <draw:g>
                  <svg:desc>Hoja1.A87:Hoja1.A87</svg:desc>
                </draw:g>
              </table:table-cell>
              <table:table-cell office:value-type="float" office:value="0.000000776205739999991">
                <text:p>0.000000776205739999991</text:p>
                <draw:g>
                  <svg:desc>Hoja1.B87:Hoja1.H87</svg:desc>
                </draw:g>
              </table:table-cell>
              <table:table-cell office:value-type="float" office:value="0.000000166028480000016">
                <text:p>0.000000166028480000016</text:p>
              </table:table-cell>
              <table:table-cell office:value-type="float" office:value="0.0000000285592899999898">
                <text:p>0.0000000285592899999898</text:p>
              </table:table-cell>
              <table:table-cell office:value-type="float" office:value="0.000000835283360000005">
                <text:p>0.000000835283360000005</text:p>
              </table:table-cell>
              <table:table-cell office:value-type="float" office:value="0.000000213919740000001">
                <text:p>0.000000213919740000001</text:p>
              </table:table-cell>
              <table:table-cell office:value-type="float" office:value="0.00000111841243000001">
                <text:p>0.00000111841243000001</text:p>
              </table:table-cell>
              <table:table-cell office:value-type="float" office:value="0.00000108953464999999">
                <text:p>0.00000108953464999999</text:p>
              </table:table-cell>
            </table:table-row>
            <table:table-row>
              <table:table-cell office:value-type="string">
                <text:p>py_3.8.3_euclid_2020</text:p>
                <draw:g>
                  <svg:desc>Hoja1.A88:Hoja1.A88</svg:desc>
                </draw:g>
              </table:table-cell>
              <table:table-cell office:value-type="float" office:value="0.000000220953659999985">
                <text:p>0.000000220953659999985</text:p>
                <draw:g>
                  <svg:desc>Hoja1.B88:Hoja1.H88</svg:desc>
                </draw:g>
              </table:table-cell>
              <table:table-cell office:value-type="float" office:value="0.00000013963554">
                <text:p>0.00000013963554</text:p>
              </table:table-cell>
              <table:table-cell office:value-type="float" office:value="0.0000000222344799999874">
                <text:p>0.0000000222344799999874</text:p>
              </table:table-cell>
              <table:table-cell office:value-type="float" office:value="0.000000246099649999998">
                <text:p>0.000000246099649999998</text:p>
              </table:table-cell>
              <table:table-cell office:value-type="float" office:value="0.0000000260293600000239">
                <text:p>0.0000000260293600000239</text:p>
              </table:table-cell>
              <table:table-cell office:value-type="float" office:value="0.00000050138153999999">
                <text:p>0.00000050138153999999</text:p>
              </table:table-cell>
              <table:table-cell office:value-type="float" office:value="0.000000512486760000002">
                <text:p>0.000000512486760000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23cm" svg:height="11.35cm" xlink:href=".." xlink:type="simple" chart:class="chart:line" chart:style-name="ch1">
        <chart:title svg:x="3.856cm" svg:y="0.363cm" chart:style-name="ch2">
          <text:p>Vector3 timmings relative to py 2.7.1 euclid slots</text:p>
        </chart:title>
        <chart:legend chart:legend-position="end" svg:x="11.849cm" svg:y="3.609cm" style:legend-expansion="high" chart:style-name="ch3"/>
        <chart:plot-area chart:style-name="ch4" table:cell-range-address="Hoja1.A117:Hoja1.H125" chart:data-source-has-labels="both" svg:x="0.354cm" svg:y="1.395cm" svg:width="11.141cm" svg:height="9.728cm">
          <chartooo:coordinate-region svg:x="1.833cm" svg:y="1.395cm" svg:width="9.506cm" svg:height="5.787cm"/>
          <chart:axis chart:dimension="x" chart:name="primary-x" chart:style-name="ch5" chartooo:axis-type="auto">
            <chartooo:date-scale/>
            <chart:categories table:cell-range-address="Hoja1.B117:Hoja1.H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18:Hoja1.H118" chart:label-cell-address="Hoja1.A118:Hoja1.A118" chart:class="chart:line">
            <chart:data-point chart:repeated="7"/>
          </chart:series>
          <chart:series chart:style-name="ch8" chart:values-cell-range-address="Hoja1.B119:Hoja1.H119" chart:label-cell-address="Hoja1.A119:Hoja1.A119" chart:class="chart:line">
            <chart:data-point chart:repeated="7"/>
          </chart:series>
          <chart:series chart:style-name="ch9" chart:values-cell-range-address="Hoja1.B120:Hoja1.H120" chart:label-cell-address="Hoja1.A120:Hoja1.A120" chart:class="chart:line">
            <chart:data-point chart:repeated="7"/>
          </chart:series>
          <chart:series chart:style-name="ch10" chart:values-cell-range-address="Hoja1.B121:Hoja1.H121" chart:label-cell-address="Hoja1.A121:Hoja1.A121" chart:class="chart:line">
            <chart:data-point chart:repeated="7"/>
          </chart:series>
          <chart:series chart:style-name="ch11" chart:values-cell-range-address="Hoja1.B122:Hoja1.H122" chart:label-cell-address="Hoja1.A122:Hoja1.A122" chart:class="chart:line">
            <chart:data-point chart:repeated="7"/>
          </chart:series>
          <chart:series chart:style-name="ch12" chart:values-cell-range-address="Hoja1.B123:Hoja1.H123" chart:label-cell-address="Hoja1.A123:Hoja1.A123" chart:class="chart:line">
            <chart:data-point chart:repeated="7"/>
          </chart:series>
          <chart:series chart:style-name="ch13" chart:values-cell-range-address="Hoja1.B124:Hoja1.H124" chart:label-cell-address="Hoja1.A124:Hoja1.A124" chart:class="chart:line">
            <chart:data-point chart:repeated="7"/>
          </chart:series>
          <chart:series chart:style-name="ch14" chart:values-cell-range-address="Hoja1.B125:Hoja1.H125" chart:label-cell-address="Hoja1.A125:Hoja1.A12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tiation</text:p>
                <draw:g>
                  <svg:desc>Hoja1.B117:Hoja1.H117</svg:desc>
                </draw:g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>py_2.7.1_euclid_slots</text:p>
                <draw:g>
                  <svg:desc>Hoja1.A118:Hoja1.A118</svg:desc>
                </draw:g>
              </table:table-cell>
              <table:table-cell office:value-type="float" office:value="1">
                <text:p>1</text:p>
                <draw:g>
                  <svg:desc>Hoja1.B118:Hoja1.H1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y_2.7.1_euclid_no_slots</text:p>
                <draw:g>
                  <svg:desc>Hoja1.A119:Hoja1.A119</svg:desc>
                </draw:g>
              </table:table-cell>
              <table:table-cell office:value-type="float" office:value="1.17967803869444">
                <text:p>1.17967803869444</text:p>
                <draw:g>
                  <svg:desc>Hoja1.B119:Hoja1.H119</svg:desc>
                </draw:g>
              </table:table-cell>
              <table:table-cell office:value-type="float" office:value="0.982126943757464">
                <text:p>0.982126943757464</text:p>
              </table:table-cell>
              <table:table-cell office:value-type="float" office:value="0.726297103203448">
                <text:p>0.726297103203448</text:p>
              </table:table-cell>
              <table:table-cell office:value-type="float" office:value="1.02530474496543">
                <text:p>1.02530474496543</text:p>
              </table:table-cell>
              <table:table-cell office:value-type="float" office:value="1.09706377407893">
                <text:p>1.09706377407893</text:p>
              </table:table-cell>
              <table:table-cell office:value-type="float" office:value="3.58344513060141">
                <text:p>3.58344513060141</text:p>
              </table:table-cell>
              <table:table-cell office:value-type="float" office:value="3.68152661177154">
                <text:p>3.68152661177154</text:p>
              </table:table-cell>
            </table:table-row>
            <table:table-row>
              <table:table-cell office:value-type="string">
                <text:p>py_2.7.1_euclid_swizzle_set</text:p>
                <draw:g>
                  <svg:desc>Hoja1.A120:Hoja1.A120</svg:desc>
                </draw:g>
              </table:table-cell>
              <table:table-cell office:value-type="float" office:value="4.41050558755481">
                <text:p>4.41050558755481</text:p>
                <draw:g>
                  <svg:desc>Hoja1.B120:Hoja1.H120</svg:desc>
                </draw:g>
              </table:table-cell>
              <table:table-cell office:value-type="float" office:value="0.988755494588032">
                <text:p>0.988755494588032</text:p>
              </table:table-cell>
              <table:table-cell office:value-type="float" office:value="0.953764221738166">
                <text:p>0.953764221738166</text:p>
              </table:table-cell>
              <table:table-cell office:value-type="float" office:value="3.32099368684405">
                <text:p>3.32099368684405</text:p>
              </table:table-cell>
              <table:table-cell office:value-type="float" office:value="11.9808303721719">
                <text:p>11.9808303721719</text:p>
              </table:table-cell>
              <table:table-cell office:value-type="float" office:value="2.22010459320391">
                <text:p>2.22010459320391</text:p>
              </table:table-cell>
              <table:table-cell office:value-type="float" office:value="2.24391003544968">
                <text:p>2.24391003544968</text:p>
              </table:table-cell>
            </table:table-row>
            <table:table-row>
              <table:table-cell office:value-type="string">
                <text:p>py_2.7.1_euclid_2020</text:p>
                <draw:g>
                  <svg:desc>Hoja1.A121:Hoja1.A121</svg:desc>
                </draw:g>
              </table:table-cell>
              <table:table-cell office:value-type="float" office:value="1.01583222566832">
                <text:p>1.01583222566832</text:p>
                <draw:g>
                  <svg:desc>Hoja1.B121:Hoja1.H121</svg:desc>
                </draw:g>
              </table:table-cell>
              <table:table-cell office:value-type="float" office:value="0.907710947122011">
                <text:p>0.907710947122011</text:p>
              </table:table-cell>
              <table:table-cell office:value-type="float" office:value="0.748002904865586">
                <text:p>0.748002904865586</text:p>
              </table:table-cell>
              <table:table-cell office:value-type="float" office:value="0.962472880792737">
                <text:p>0.962472880792737</text:p>
              </table:table-cell>
              <table:table-cell office:value-type="float" office:value="0.979521226855633">
                <text:p>0.979521226855633</text:p>
              </table:table-cell>
              <table:table-cell office:value-type="float" office:value="0.904850308420277">
                <text:p>0.904850308420277</text:p>
              </table:table-cell>
              <table:table-cell office:value-type="float" office:value="0.963115514230669">
                <text:p>0.963115514230669</text:p>
              </table:table-cell>
            </table:table-row>
            <table:table-row>
              <table:table-cell office:value-type="string">
                <text:p>py_3.8.3_euclid_slots</text:p>
                <draw:g>
                  <svg:desc>Hoja1.A122:Hoja1.A122</svg:desc>
                </draw:g>
              </table:table-cell>
              <table:table-cell office:value-type="float" office:value="0.728843601544352">
                <text:p>0.728843601544352</text:p>
                <draw:g>
                  <svg:desc>Hoja1.B122:Hoja1.H122</svg:desc>
                </draw:g>
              </table:table-cell>
              <table:table-cell office:value-type="float" office:value="0.563446858153456">
                <text:p>0.563446858153456</text:p>
              </table:table-cell>
              <table:table-cell office:value-type="float" office:value="0.774792174948507">
                <text:p>0.774792174948507</text:p>
              </table:table-cell>
              <table:table-cell office:value-type="float" office:value="0.588224565478174">
                <text:p>0.588224565478174</text:p>
              </table:table-cell>
              <table:table-cell office:value-type="float" office:value="0.817093827698515">
                <text:p>0.817093827698515</text:p>
              </table:table-cell>
              <table:table-cell office:value-type="float" office:value="0.650085637677347">
                <text:p>0.650085637677347</text:p>
              </table:table-cell>
              <table:table-cell office:value-type="float" office:value="0.634140195045681">
                <text:p>0.634140195045681</text:p>
              </table:table-cell>
            </table:table-row>
            <table:table-row>
              <table:table-cell office:value-type="string">
                <text:p>py_3.8.3_euclid_no_slots</text:p>
                <draw:g>
                  <svg:desc>Hoja1.A123:Hoja1.A123</svg:desc>
                </draw:g>
              </table:table-cell>
              <table:table-cell office:value-type="float" office:value="0.732407799269482">
                <text:p>0.732407799269482</text:p>
                <draw:g>
                  <svg:desc>Hoja1.B123:Hoja1.H123</svg:desc>
                </draw:g>
              </table:table-cell>
              <table:table-cell office:value-type="float" office:value="0.539676167178632">
                <text:p>0.539676167178632</text:p>
              </table:table-cell>
              <table:table-cell office:value-type="float" office:value="0.834826152008738">
                <text:p>0.834826152008738</text:p>
              </table:table-cell>
              <table:table-cell office:value-type="float" office:value="0.585390479522221">
                <text:p>0.585390479522221</text:p>
              </table:table-cell>
              <table:table-cell office:value-type="float" office:value="0.797924051212229">
                <text:p>0.797924051212229</text:p>
              </table:table-cell>
              <table:table-cell office:value-type="float" office:value="0.644526721181688">
                <text:p>0.644526721181688</text:p>
              </table:table-cell>
              <table:table-cell office:value-type="float" office:value="0.657068767374924">
                <text:p>0.657068767374924</text:p>
              </table:table-cell>
            </table:table-row>
            <table:table-row>
              <table:table-cell office:value-type="string">
                <text:p>py_3.8.3_euclid_swizzle_set</text:p>
                <draw:g>
                  <svg:desc>Hoja1.A124:Hoja1.A124</svg:desc>
                </draw:g>
              </table:table-cell>
              <table:table-cell office:value-type="float" office:value="2.54353369808629">
                <text:p>2.54353369808629</text:p>
                <draw:g>
                  <svg:desc>Hoja1.B124:Hoja1.H124</svg:desc>
                </draw:g>
              </table:table-cell>
              <table:table-cell office:value-type="float" office:value="0.553283746143295">
                <text:p>0.553283746143295</text:p>
              </table:table-cell>
              <table:table-cell office:value-type="float" office:value="0.766965229109411">
                <text:p>0.766965229109411</text:p>
              </table:table-cell>
              <table:table-cell office:value-type="float" office:value="1.81117865680998">
                <text:p>1.81117865680998</text:p>
              </table:table-cell>
              <table:table-cell office:value-type="float" office:value="6.65756477985168">
                <text:p>6.65756477985168</text:p>
              </table:table-cell>
              <table:table-cell office:value-type="float" office:value="1.30382819066316">
                <text:p>1.30382819066316</text:p>
              </table:table-cell>
              <table:table-cell office:value-type="float" office:value="1.26896278967184">
                <text:p>1.26896278967184</text:p>
              </table:table-cell>
            </table:table-row>
            <table:table-row>
              <table:table-cell office:value-type="string">
                <text:p>py_3.8.3_euclid_2020</text:p>
                <draw:g>
                  <svg:desc>Hoja1.A125:Hoja1.A125</svg:desc>
                </draw:g>
              </table:table-cell>
              <table:table-cell office:value-type="float" office:value="0.72403880951134">
                <text:p>0.72403880951134</text:p>
                <draw:g>
                  <svg:desc>Hoja1.B125:Hoja1.H125</svg:desc>
                </draw:g>
              </table:table-cell>
              <table:table-cell office:value-type="float" office:value="0.465330253375415">
                <text:p>0.465330253375415</text:p>
              </table:table-cell>
              <table:table-cell office:value-type="float" office:value="0.597111239366422">
                <text:p>0.597111239366422</text:p>
              </table:table-cell>
              <table:table-cell office:value-type="float" office:value="0.533627814073058">
                <text:p>0.533627814073058</text:p>
              </table:table-cell>
              <table:table-cell office:value-type="float" office:value="0.810080221573932">
                <text:p>0.810080221573932</text:p>
              </table:table-cell>
              <table:table-cell office:value-type="float" office:value="0.584502969204387">
                <text:p>0.584502969204387</text:p>
              </table:table-cell>
              <table:table-cell office:value-type="float" office:value="0.596884760516327">
                <text:p>0.5968847605163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